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roid Sans Mono" svg:font-family="&quot;Droid Sans Mono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 Mono" style:font-name-asian="Droid Sans Mono" style:font-name-complex="Droid Sans Mono" fo:font-size="14pt" style:font-size-asian="14pt" style:font-size-complex="14pt"/>
    </style:style>
    <style:style style:name="ce3" style:family="table-cell" style:parent-style-name="Default" style:data-style-name="N0">
      <style:text-properties style:font-name="Droid Sans Mono" style:font-name-asian="Droid Sans Mono" style:font-name-complex="Droid Sans Mono" fo:font-size="14pt" style:font-size-asian="14pt" style:font-size-complex="14pt"/>
    </style:style>
    <style:style style:name="ce4" style:family="table-cell" style:parent-style-name="Default" style:data-style-name="N36">
      <style:text-properties style:font-name="Droid Sans Mono" style:font-name-asian="Droid Sans Mono" style:font-name-complex="Droid Sans Mono" fo:font-size="14pt" style:font-size-asian="14pt" style:font-size-complex="14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36"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71979166666667cm" style:use-optimal-column-width="true"/>
    </style:style>
    <style:style style:name="co2" style:family="table-column">
      <style:table-column-properties fo:break-before="auto" style:column-width="1.825625cm" style:use-optimal-column-width="true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LL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number-columns-repeated="2" table:default-cell-style-name="ce6"/>
        <table:table-column table:style-name="co2" table:default-cell-style-name="ce6"/>
        <table:table-column table:style-name="co4" table:number-columns-repeated="16378" table:default-cell-style-name="ce6"/>
        <table:table-row table:style-name="ro1">
          <table:table-cell table:style-name="ce7"/>
          <table:table-cell office:value-type="string" table:style-name="ce6">
            <text:p>chip3</text:p>
          </table:table-cell>
          <table:table-cell office:value-type="string" table:style-name="ce7">
            <text:p>chip4</text:p>
          </table:table-cell>
          <table:table-cell office:value-type="string" table:style-name="ce7">
            <text:p>chip5</text:p>
          </table:table-cell>
          <table:table-cell table:style-name="ce6"/>
          <table:table-cell office:value-type="string" table:style-name="ce7">
            <text:p>avg</text:p>
          </table:table-cell>
          <table:table-cell office:value-type="string" table:style-name="ce7">
            <text:p>stdev</text:p>
          </table:table-cell>
          <table:table-cell office:value-type="string" table:style-name="ce7">
            <text:p>device</text:p>
          </table:table-cell>
          <table:table-cell table:number-columns-repeated="16376"/>
        </table:table-row>
        <table:table-row table:style-name="ro1">
          <table:table-cell office:value-type="float" office:value="85" table:style-name="ce8">
            <text:p>85</text:p>
          </table:table-cell>
          <table:table-cell table:style-name="ce6"/>
          <table:table-cell office:value-type="float" office:value="0.64439999999999997" table:style-name="ce8">
            <text:p>0,6444</text:p>
          </table:table-cell>
          <table:table-cell office:value-type="float" office:value="0.6361" table:style-name="ce8">
            <text:p>0,6361</text:p>
          </table:table-cell>
          <table:table-cell table:style-name="ce6"/>
          <table:table-cell office:value-type="float" office:value="0.64024999999999999" table:formula="of:=AVERAGE([.C2:.D2])" table:style-name="ce9">
            <text:p>0,6403</text:p>
          </table:table-cell>
          <table:table-cell office:value-type="float" office:value="5.8689862838483256E-3" table:formula="of:=STDEV([.C2:.D2])" table:style-name="ce9">
            <text:p>0,0059</text:p>
          </table:table-cell>
          <table:table-cell office:value-type="string" table:style-name="ce6">
            <text:p>nmos1</text:p>
          </table:table-cell>
          <table:table-cell table:number-columns-repeated="16376"/>
        </table:table-row>
        <table:table-row table:style-name="ro1">
          <table:table-cell office:value-type="float" office:value="115" table:style-name="ce8">
            <text:p>115</text:p>
          </table:table-cell>
          <table:table-cell table:style-name="ce6"/>
          <table:table-cell office:value-type="float" office:value="0.64070000000000005" table:style-name="ce8">
            <text:p>0,6407</text:p>
          </table:table-cell>
          <table:table-cell office:value-type="float" office:value="0.62790000000000001" table:style-name="ce8">
            <text:p>0,6279</text:p>
          </table:table-cell>
          <table:table-cell table:style-name="ce6"/>
          <table:table-cell office:value-type="float" office:value="0.63430000000000009" table:formula="of:=AVERAGE([.C3:.D3])" table:style-name="ce9">
            <text:p>0,6343</text:p>
          </table:table-cell>
          <table:table-cell office:value-type="float" office:value="9.0509667991878328E-3" table:formula="of:=STDEV([.C3:.D3])" table:style-name="ce9">
            <text:p>0,0091</text:p>
          </table:table-cell>
          <table:table-cell office:value-type="string" table:style-name="ce6">
            <text:p>nmos1</text:p>
          </table:table-cell>
          <table:table-cell table:number-columns-repeated="16376"/>
        </table:table-row>
        <table:table-row table:style-name="ro1">
          <table:table-cell office:value-type="float" office:value="140" table:style-name="ce8">
            <text:p>140</text:p>
          </table:table-cell>
          <table:table-cell table:style-name="ce6"/>
          <table:table-cell office:value-type="float" office:value="0.63429999999999997" table:style-name="ce8">
            <text:p>0,6343</text:p>
          </table:table-cell>
          <table:table-cell office:value-type="float" office:value="0.61890000000000001" table:style-name="ce8">
            <text:p>0,6189</text:p>
          </table:table-cell>
          <table:table-cell table:style-name="ce6"/>
          <table:table-cell office:value-type="float" office:value="0.62660000000000005" table:formula="of:=AVERAGE([.C4:.D4])" table:style-name="ce9">
            <text:p>0,6266</text:p>
          </table:table-cell>
          <table:table-cell office:value-type="float" office:value="1.088944443027281E-2" table:formula="of:=STDEV([.C4:.D4])" table:style-name="ce9">
            <text:p>0,0109</text:p>
          </table:table-cell>
          <table:table-cell office:value-type="string" table:style-name="ce6">
            <text:p>nmos1</text:p>
          </table:table-cell>
          <table:table-cell table:number-columns-repeated="16376"/>
        </table:table-row>
        <table:table-row table:style-name="ro1">
          <table:table-cell office:value-type="float" office:value="185" table:style-name="ce8">
            <text:p>185</text:p>
          </table:table-cell>
          <table:table-cell table:style-name="ce6"/>
          <table:table-cell office:value-type="float" office:value="0.61750000000000005" table:style-name="ce8">
            <text:p>0,6175</text:p>
          </table:table-cell>
          <table:table-cell office:value-type="float" office:value="0.60160000000000002" table:style-name="ce8">
            <text:p>0,6016</text:p>
          </table:table-cell>
          <table:table-cell table:style-name="ce6"/>
          <table:table-cell office:value-type="float" office:value="0.60955000000000004" table:formula="of:=AVERAGE([.C5:.D5])" table:style-name="ce9">
            <text:p>0,6096</text:p>
          </table:table-cell>
          <table:table-cell office:value-type="float" office:value="1.1242997820866124E-2" table:formula="of:=STDEV([.C5:.D5])" table:style-name="ce9">
            <text:p>0,0112</text:p>
          </table:table-cell>
          <table:table-cell office:value-type="string" table:style-name="ce6">
            <text:p>nmos1</text:p>
          </table:table-cell>
          <table:table-cell table:number-columns-repeated="16376"/>
        </table:table-row>
        <table:table-row table:style-name="ro1">
          <table:table-cell office:value-type="float" office:value="220" table:style-name="ce8">
            <text:p>220</text:p>
          </table:table-cell>
          <table:table-cell table:style-name="ce6"/>
          <table:table-cell office:value-type="float" office:value="0.60270000000000001" table:style-name="ce8">
            <text:p>0,6027</text:p>
          </table:table-cell>
          <table:table-cell office:value-type="float" office:value="0.58520000000000005" table:style-name="ce8">
            <text:p>0,5852</text:p>
          </table:table-cell>
          <table:table-cell table:style-name="ce6"/>
          <table:table-cell office:value-type="float" office:value="0.59394999999999998" table:formula="of:=AVERAGE([.C6:.D6])" table:style-name="ce9">
            <text:p>0,5940</text:p>
          </table:table-cell>
          <table:table-cell office:value-type="float" office:value="1.2374368670764553E-2" table:formula="of:=STDEV([.C6:.D6])" table:style-name="ce9">
            <text:p>0,0124</text:p>
          </table:table-cell>
          <table:table-cell office:value-type="string" table:style-name="ce6">
            <text:p>nmos1</text:p>
          </table:table-cell>
          <table:table-cell table:number-columns-repeated="16376"/>
        </table:table-row>
        <table:table-row table:style-name="ro1">
          <table:table-cell office:value-type="float" office:value="295" table:style-name="ce8">
            <text:p>295</text:p>
          </table:table-cell>
          <table:table-cell table:style-name="ce6"/>
          <table:table-cell office:value-type="float" office:value="0.56279999999999997" table:style-name="ce8">
            <text:p>0,5628</text:p>
          </table:table-cell>
          <table:table-cell office:value-type="float" office:value="0.54679999999999995" table:style-name="ce8">
            <text:p>0,5468</text:p>
          </table:table-cell>
          <table:table-cell table:style-name="ce6"/>
          <table:table-cell office:value-type="float" office:value="0.55479999999999996" table:formula="of:=AVERAGE([.C7:.D7])" table:style-name="ce9">
            <text:p>0,5548</text:p>
          </table:table-cell>
          <table:table-cell office:value-type="float" office:value="1.1313708498984771E-2" table:formula="of:=STDEV([.C7:.D7])" table:style-name="ce9">
            <text:p>0,0113</text:p>
          </table:table-cell>
          <table:table-cell office:value-type="string" table:style-name="ce6">
            <text:p>nmos1</text:p>
          </table:table-cell>
          <table:table-cell table:number-columns-repeated="16376"/>
        </table:table-row>
        <table:table-row table:style-name="ro1">
          <table:table-cell office:value-type="float" office:value="85" table:style-name="ce8">
            <text:p>85</text:p>
          </table:table-cell>
          <table:table-cell table:style-name="ce6"/>
          <table:table-cell office:value-type="float" office:value="0.644389981" table:style-name="ce9">
            <text:p>0,6444</text:p>
          </table:table-cell>
          <table:table-cell office:value-type="float" office:value="0.6784" table:style-name="ce9">
            <text:p>0,6784</text:p>
          </table:table-cell>
          <table:table-cell table:style-name="ce8"/>
          <table:table-cell office:value-type="float" office:value="0.66139499050000006" table:formula="of:=AVERAGE([.C8:.D8])" table:style-name="ce9">
            <text:p>0,6614</text:p>
          </table:table-cell>
          <table:table-cell office:value-type="float" office:value="2.4048715063183325E-2" table:formula="of:=STDEV([.C8:.D8])" table:style-name="ce9">
            <text:p>0,0240</text:p>
          </table:table-cell>
          <table:table-cell office:value-type="string" table:style-name="ce6">
            <text:p>nmos2</text:p>
          </table:table-cell>
          <table:table-cell table:number-columns-repeated="16376"/>
        </table:table-row>
        <table:table-row table:style-name="ro1">
          <table:table-cell office:value-type="float" office:value="115" table:style-name="ce8">
            <text:p>115</text:p>
          </table:table-cell>
          <table:table-cell table:style-name="ce6"/>
          <table:table-cell office:value-type="float" office:value="0.64072178400000002" table:style-name="ce9">
            <text:p>0,6407</text:p>
          </table:table-cell>
          <table:table-cell office:value-type="float" office:value="0.67033161600000002" table:style-name="ce9">
            <text:p>0,6703</text:p>
          </table:table-cell>
          <table:table-cell table:style-name="ce8"/>
          <table:table-cell office:value-type="float" office:value="0.65552670000000002" table:formula="of:=AVERAGE([.C9:.D9])" table:style-name="ce9">
            <text:p>0,6555</text:p>
          </table:table-cell>
          <table:table-cell office:value-type="float" office:value="2.0937312996994435E-2" table:formula="of:=STDEV([.C9:.D9])" table:style-name="ce9">
            <text:p>0,0209</text:p>
          </table:table-cell>
          <table:table-cell office:value-type="string" table:style-name="ce6">
            <text:p>nmos2</text:p>
          </table:table-cell>
          <table:table-cell table:number-columns-repeated="16376"/>
        </table:table-row>
        <table:table-row table:style-name="ro1">
          <table:table-cell office:value-type="float" office:value="140" table:style-name="ce8">
            <text:p>140</text:p>
          </table:table-cell>
          <table:table-cell table:style-name="ce6"/>
          <table:table-cell office:value-type="float" office:value="0.63427751200000004" table:style-name="ce9">
            <text:p>0,6343</text:p>
          </table:table-cell>
          <table:table-cell office:value-type="float" office:value="0.66120631399999996" table:style-name="ce9">
            <text:p>0,6612</text:p>
          </table:table-cell>
          <table:table-cell table:style-name="ce8"/>
          <table:table-cell office:value-type="float" office:value="0.64774191299999995" table:formula="of:=AVERAGE([.C10:.D10])" table:style-name="ce9">
            <text:p>0,6477</text:p>
          </table:table-cell>
          <table:table-cell office:value-type="float" office:value="1.9041538503429805E-2" table:formula="of:=STDEV([.C10:.D10])" table:style-name="ce9">
            <text:p>0,0190</text:p>
          </table:table-cell>
          <table:table-cell office:value-type="string" table:style-name="ce6">
            <text:p>nmos2</text:p>
          </table:table-cell>
          <table:table-cell table:number-columns-repeated="16376"/>
        </table:table-row>
        <table:table-row table:style-name="ro1">
          <table:table-cell office:value-type="float" office:value="185" table:style-name="ce8">
            <text:p>185</text:p>
          </table:table-cell>
          <table:table-cell table:style-name="ce6"/>
          <table:table-cell office:value-type="float" office:value="0.61748463200000003" table:style-name="ce9">
            <text:p>0,6175</text:p>
          </table:table-cell>
          <table:table-cell office:value-type="float" office:value="0.64202589499999996" table:style-name="ce9">
            <text:p>0,6420</text:p>
          </table:table-cell>
          <table:table-cell table:style-name="ce8"/>
          <table:table-cell office:value-type="float" office:value="0.6297552635" table:formula="of:=AVERAGE([.C11:.D11])" table:style-name="ce9">
            <text:p>0,6298</text:p>
          </table:table-cell>
          <table:table-cell office:value-type="float" office:value="1.7353293486182461E-2" table:formula="of:=STDEV([.C11:.D11])" table:style-name="ce9">
            <text:p>0,0174</text:p>
          </table:table-cell>
          <table:table-cell office:value-type="string" table:style-name="ce6">
            <text:p>nmos2</text:p>
          </table:table-cell>
          <table:table-cell table:number-columns-repeated="16376"/>
        </table:table-row>
        <table:table-row table:style-name="ro1">
          <table:table-cell office:value-type="float" office:value="220" table:style-name="ce8">
            <text:p>220</text:p>
          </table:table-cell>
          <table:table-cell table:style-name="ce6"/>
          <table:table-cell office:value-type="float" office:value="0.60272423799999997" table:style-name="ce9">
            <text:p>0,6027</text:p>
          </table:table-cell>
          <table:table-cell office:value-type="float" office:value="0.62713651800000003" table:style-name="ce9">
            <text:p>0,6271</text:p>
          </table:table-cell>
          <table:table-cell table:style-name="ce8"/>
          <table:table-cell office:value-type="float" office:value="0.61493037799999994" table:formula="of:=AVERAGE([.C12:.D12])" table:style-name="ce9">
            <text:p>0,6149</text:p>
          </table:table-cell>
          <table:table-cell office:value-type="float" office:value="1.7262088732224776E-2" table:formula="of:=STDEV([.C12:.D12])" table:style-name="ce9">
            <text:p>0,0173</text:p>
          </table:table-cell>
          <table:table-cell office:value-type="string" table:style-name="ce6">
            <text:p>nmos2</text:p>
          </table:table-cell>
          <table:table-cell table:number-columns-repeated="16376"/>
        </table:table-row>
        <table:table-row table:style-name="ro1">
          <table:table-cell office:value-type="float" office:value="295" table:style-name="ce8">
            <text:p>295</text:p>
          </table:table-cell>
          <table:table-cell table:style-name="ce6"/>
          <table:table-cell office:value-type="float" office:value="0.56282523699999998" table:style-name="ce9">
            <text:p>0,5628</text:p>
          </table:table-cell>
          <table:table-cell office:value-type="float" office:value="0.58810639499999995" table:style-name="ce9">
            <text:p>0,5881</text:p>
          </table:table-cell>
          <table:table-cell table:style-name="ce8"/>
          <table:table-cell office:value-type="float" office:value="0.57546581599999991" table:formula="of:=AVERAGE([.C13:.D13])" table:style-name="ce9">
            <text:p>0,5755</text:p>
          </table:table-cell>
          <table:table-cell office:value-type="float" office:value="1.7876478258048514E-2" table:formula="of:=STDEV([.C13:.D13])" table:style-name="ce9">
            <text:p>0,0179</text:p>
          </table:table-cell>
          <table:table-cell office:value-type="string" table:style-name="ce6">
            <text:p>nmos2</text:p>
          </table:table-cell>
          <table:table-cell table:number-columns-repeated="16376"/>
        </table:table-row>
        <table:table-row table:style-name="ro1">
          <table:table-cell office:value-type="float" office:value="85" table:style-name="ce8">
            <text:p>85</text:p>
          </table:table-cell>
          <table:table-cell office:value-type="float" office:value="0.639307345530989" table:style-name="ce8">
            <text:p>0,639307346</text:p>
          </table:table-cell>
          <table:table-cell office:value-type="float" office:value="0.64674988880205697" table:style-name="ce8">
            <text:p>0,646749889</text:p>
          </table:table-cell>
          <table:table-cell office:value-type="float" office:value="0.65467660404880601" table:style-name="ce8">
            <text:p>0,654676604</text:p>
          </table:table-cell>
          <table:table-cell table:style-name="ce8"/>
          <table:table-cell office:value-type="float" office:value="0.64691127946061722" table:formula="of:=AVERAGE([.B14:.D14])" table:style-name="ce8">
            <text:p>0,646911279</text:p>
          </table:table-cell>
          <table:table-cell office:value-type="float" office:value="7.6859002111252768E-3" table:formula="of:=STDEV([.B14:.D14])" table:style-name="ce8">
            <text:p>0,0076859</text:p>
          </table:table-cell>
          <table:table-cell office:value-type="string" table:style-name="ce6">
            <text:p>nmos3</text:p>
          </table:table-cell>
          <table:table-cell table:number-columns-repeated="16376"/>
        </table:table-row>
        <table:table-row table:style-name="ro1">
          <table:table-cell office:value-type="float" office:value="115" table:style-name="ce8">
            <text:p>115</text:p>
          </table:table-cell>
          <table:table-cell office:value-type="float" office:value="0.63497361489967197" table:style-name="ce8">
            <text:p>0,634973615</text:p>
          </table:table-cell>
          <table:table-cell office:value-type="float" office:value="0.63941127136050502" table:style-name="ce8">
            <text:p>0,639411271</text:p>
          </table:table-cell>
          <table:table-cell office:value-type="float" office:value="0.64581562798931502" table:style-name="ce8">
            <text:p>0,645815628</text:p>
          </table:table-cell>
          <table:table-cell table:style-name="ce8"/>
          <table:table-cell office:value-type="float" office:value="0.640066838083164" table:formula="of:=AVERAGE([.B15:.D15])" table:style-name="ce8">
            <text:p>0,640066838</text:p>
          </table:table-cell>
          <table:table-cell office:value-type="float" office:value="5.4506548005621496E-3" table:formula="of:=STDEV([.B15:.D15])" table:style-name="ce8">
            <text:p>0,005450655</text:p>
          </table:table-cell>
          <table:table-cell office:value-type="string" table:style-name="ce6">
            <text:p>nmos3</text:p>
          </table:table-cell>
          <table:table-cell table:number-columns-repeated="16376"/>
        </table:table-row>
        <table:table-row table:style-name="ro1">
          <table:table-cell office:value-type="float" office:value="140" table:style-name="ce8">
            <text:p>140</text:p>
          </table:table-cell>
          <table:table-cell office:value-type="float" office:value="0.62291750036048599" table:style-name="ce8">
            <text:p>0,6229175</text:p>
          </table:table-cell>
          <table:table-cell office:value-type="float" office:value="0.63036913141116602" table:style-name="ce8">
            <text:p>0,630369131</text:p>
          </table:table-cell>
          <table:table-cell office:value-type="float" office:value="0.637073389399333" table:style-name="ce8">
            <text:p>0,637073389</text:p>
          </table:table-cell>
          <table:table-cell table:style-name="ce8"/>
          <table:table-cell office:value-type="float" office:value="0.630120007056995" table:formula="of:=AVERAGE([.B16:.D16])" table:style-name="ce8">
            <text:p>0,630120007</text:p>
          </table:table-cell>
          <table:table-cell office:value-type="float" office:value="7.0812319428132072E-3" table:formula="of:=STDEV([.B16:.D16])" table:style-name="ce8">
            <text:p>0,007081232</text:p>
          </table:table-cell>
          <table:table-cell office:value-type="string" table:style-name="ce6">
            <text:p>nmos3</text:p>
          </table:table-cell>
          <table:table-cell table:number-columns-repeated="16376"/>
        </table:table-row>
        <table:table-row table:style-name="ro1">
          <table:table-cell office:value-type="float" office:value="185" table:style-name="ce8">
            <text:p>185</text:p>
          </table:table-cell>
          <table:table-cell office:value-type="float" office:value="0.60369298026553397" table:style-name="ce8">
            <text:p>0,60369298</text:p>
          </table:table-cell>
          <table:table-cell office:value-type="float" office:value="0.61160388097584095" table:style-name="ce8">
            <text:p>0,611603881</text:p>
          </table:table-cell>
          <table:table-cell office:value-type="float" office:value="0.61823454189831195" table:style-name="ce8">
            <text:p>0,618234542</text:p>
          </table:table-cell>
          <table:table-cell table:style-name="ce8"/>
          <table:table-cell office:value-type="float" office:value="0.61117713437989563" table:formula="of:=AVERAGE([.B17:.D17])" table:style-name="ce8">
            <text:p>0,611177134</text:p>
          </table:table-cell>
          <table:table-cell office:value-type="float" office:value="7.2801674549994606E-3" table:formula="of:=STDEV([.B17:.D17])" table:style-name="ce8">
            <text:p>0,007280167</text:p>
          </table:table-cell>
          <table:table-cell office:value-type="string" table:style-name="ce6">
            <text:p>nmos3</text:p>
          </table:table-cell>
          <table:table-cell table:number-columns-repeated="16376"/>
        </table:table-row>
        <table:table-row table:style-name="ro1">
          <table:table-cell office:value-type="float" office:value="220" table:style-name="ce8">
            <text:p>220</text:p>
          </table:table-cell>
          <table:table-cell office:value-type="float" office:value="0.58564746484619901" table:style-name="ce8">
            <text:p>0,585647465</text:p>
          </table:table-cell>
          <table:table-cell office:value-type="float" office:value="0.59567211127045605" table:style-name="ce8">
            <text:p>0,595672111</text:p>
          </table:table-cell>
          <table:table-cell office:value-type="float" office:value="0.60126010570491395" table:style-name="ce8">
            <text:p>0,601260106</text:p>
          </table:table-cell>
          <table:table-cell table:style-name="ce8"/>
          <table:table-cell office:value-type="float" office:value="0.59419322727385637" table:formula="of:=AVERAGE([.B18:.D18])" table:style-name="ce8">
            <text:p>0,594193227</text:p>
          </table:table-cell>
          <table:table-cell office:value-type="float" office:value="7.910686572754155E-3" table:formula="of:=STDEV([.B18:.D18])" table:style-name="ce8">
            <text:p>0,007910687</text:p>
          </table:table-cell>
          <table:table-cell office:value-type="string" table:style-name="ce6">
            <text:p>nmos3</text:p>
          </table:table-cell>
          <table:table-cell table:number-columns-repeated="16376"/>
        </table:table-row>
        <table:table-row table:style-name="ro1">
          <table:table-cell office:value-type="float" office:value="295" table:style-name="ce8">
            <text:p>295</text:p>
          </table:table-cell>
          <table:table-cell office:value-type="float" office:value="0.54537343568858099" table:style-name="ce8">
            <text:p>0,545373436</text:p>
          </table:table-cell>
          <table:table-cell office:value-type="float" office:value="0.55416715767156699" table:style-name="ce8">
            <text:p>0,554167158</text:p>
          </table:table-cell>
          <table:table-cell office:value-type="float" office:value="0.56208893942287597" table:style-name="ce8">
            <text:p>0,562088939</text:p>
          </table:table-cell>
          <table:table-cell table:style-name="ce8"/>
          <table:table-cell office:value-type="float" office:value="0.55387651092767465" table:formula="of:=AVERAGE([.B19:.D19])" table:style-name="ce8">
            <text:p>0,553876511</text:p>
          </table:table-cell>
          <table:table-cell office:value-type="float" office:value="8.3615413005084637E-3" table:formula="of:=STDEV([.B19:.D19])" table:style-name="ce8">
            <text:p>0,008361541</text:p>
          </table:table-cell>
          <table:table-cell office:value-type="string" table:style-name="ce6">
            <text:p>nmos3</text:p>
          </table:table-cell>
          <table:table-cell table:number-columns-repeated="16376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float" office:value="0.66839355103434595" table:style-name="ce6">
            <text:p>0,668393551</text:p>
          </table:table-cell>
          <table:table-cell office:value-type="float" office:value="0.66777453755932104" table:style-name="ce6">
            <text:p>0,667774538</text:p>
          </table:table-cell>
          <table:table-cell office:value-type="float" office:value="0.67012194840183803" table:style-name="ce6">
            <text:p>0,670121948</text:p>
          </table:table-cell>
          <table:table-cell table:style-name="ce6"/>
          <table:table-cell office:value-type="float" office:value="0.66876334566516826" table:style-name="ce6">
            <text:p>0,668763346</text:p>
          </table:table-cell>
          <table:table-cell office:value-type="float" office:value="1.2166122914184241E-3" table:style-name="ce6">
            <text:p>0,001216612</text:p>
          </table:table-cell>
          <table:table-cell office:value-type="string" table:style-name="ce6">
            <text:p>nmos4</text:p>
          </table:table-cell>
          <table:table-cell table:number-columns-repeated="16376"/>
        </table:table-row>
        <table:table-row table:style-name="ro1">
          <table:table-cell office:value-type="float" office:value="115" table:style-name="ce6">
            <text:p>115</text:p>
          </table:table-cell>
          <table:table-cell office:value-type="float" office:value="0.65767538283421401" table:style-name="ce6">
            <text:p>0,657675383</text:p>
          </table:table-cell>
          <table:table-cell office:value-type="float" office:value="0.65695719690327903" table:style-name="ce6">
            <text:p>0,656957197</text:p>
          </table:table-cell>
          <table:table-cell office:value-type="float" office:value="0.65816928025177601" table:style-name="ce6">
            <text:p>0,65816928</text:p>
          </table:table-cell>
          <table:table-cell table:style-name="ce6"/>
          <table:table-cell office:value-type="float" office:value="0.65760061999642305" table:style-name="ce6">
            <text:p>0,65760062</text:p>
          </table:table-cell>
          <table:table-cell office:value-type="float" office:value="6.0949046125582376E-4" table:style-name="ce6">
            <text:p>0,00060949</text:p>
          </table:table-cell>
          <table:table-cell office:value-type="string" table:style-name="ce6">
            <text:p>nmos4</text:p>
          </table:table-cell>
          <table:table-cell table:number-columns-repeated="16376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0.64695779906150397" table:style-name="ce6">
            <text:p>0,646957799</text:p>
          </table:table-cell>
          <table:table-cell office:value-type="float" office:value="0.644829826710281" table:style-name="ce6">
            <text:p>0,644829827</text:p>
          </table:table-cell>
          <table:table-cell office:value-type="float" office:value="0.64723777037790098" table:style-name="ce6">
            <text:p>0,64723777</text:p>
          </table:table-cell>
          <table:table-cell table:style-name="ce6"/>
          <table:table-cell office:value-type="float" office:value="0.64634179871656194" table:style-name="ce6">
            <text:p>0,646341799</text:p>
          </table:table-cell>
          <table:table-cell office:value-type="float" office:value="1.3168676833054563E-3" table:style-name="ce6">
            <text:p>0,001316868</text:p>
          </table:table-cell>
          <table:table-cell office:value-type="string" table:style-name="ce6">
            <text:p>nmos4</text:p>
          </table:table-cell>
          <table:table-cell table:number-columns-repeated="16376"/>
        </table:table-row>
        <table:table-row table:style-name="ro1">
          <table:table-cell office:value-type="float" office:value="185" table:style-name="ce6">
            <text:p>185</text:p>
          </table:table-cell>
          <table:table-cell office:value-type="float" office:value="0.62113709292451202" table:style-name="ce6">
            <text:p>0,621137093</text:p>
          </table:table-cell>
          <table:table-cell office:value-type="float" office:value="0.62126933396138295" table:style-name="ce6">
            <text:p>0,621269334</text:p>
          </table:table-cell>
          <table:table-cell office:value-type="float" office:value="0.62132224708164796" table:style-name="ce6">
            <text:p>0,621322247</text:p>
          </table:table-cell>
          <table:table-cell table:style-name="ce6"/>
          <table:table-cell office:value-type="float" office:value="0.62124289132251431" table:style-name="ce6">
            <text:p>0,621242891</text:p>
          </table:table-cell>
          <table:table-cell office:value-type="float" office:value="9.5367317981228313E-5" table:style-name="ce6">
            <text:p>9,53673E-05</text:p>
          </table:table-cell>
          <table:table-cell office:value-type="string" table:style-name="ce6">
            <text:p>nmos4</text:p>
          </table:table-cell>
          <table:table-cell table:number-columns-repeated="16376"/>
        </table:table-row>
        <table:table-row table:style-name="ro1">
          <table:table-cell office:value-type="float" office:value="220" table:style-name="ce6">
            <text:p>220</text:p>
          </table:table-cell>
          <table:table-cell office:value-type="float" office:value="0.60223884432283403" table:style-name="ce6">
            <text:p>0,602238844</text:p>
          </table:table-cell>
          <table:table-cell office:value-type="float" office:value="0.59984189558010503" table:style-name="ce6">
            <text:p>0,599841896</text:p>
          </table:table-cell>
          <table:table-cell office:value-type="float" office:value="0.60160736625697597" table:style-name="ce6">
            <text:p>0,601607366</text:p>
          </table:table-cell>
          <table:table-cell table:style-name="ce6"/>
          <table:table-cell office:value-type="float" office:value="0.60122936871997157" table:style-name="ce6">
            <text:p>0,601229369</text:p>
          </table:table-cell>
          <table:table-cell office:value-type="float" office:value="1.2423777293172624E-3" table:style-name="ce6">
            <text:p>0,001242378</text:p>
          </table:table-cell>
          <table:table-cell office:value-type="string" table:style-name="ce6">
            <text:p>nmos4</text:p>
          </table:table-cell>
          <table:table-cell table:number-columns-repeated="16376"/>
        </table:table-row>
        <table:table-row table:style-name="ro1">
          <table:table-cell office:value-type="float" office:value="295" table:style-name="ce6">
            <text:p>295</text:p>
          </table:table-cell>
          <table:table-cell office:value-type="float" office:value="0.54796642684318797" table:style-name="ce6">
            <text:p>0,547966427</text:p>
          </table:table-cell>
          <table:table-cell office:value-type="float" office:value="0.55042399767140404" table:style-name="ce6">
            <text:p>0,550423998</text:p>
          </table:table-cell>
          <table:table-cell office:value-type="float" office:value="0.55513098274917805" table:style-name="ce6">
            <text:p>0,555130983</text:p>
          </table:table-cell>
          <table:table-cell table:style-name="ce6"/>
          <table:table-cell office:value-type="float" office:value="0.5511738024212568" table:style-name="ce6">
            <text:p>0,551173802</text:p>
          </table:table-cell>
          <table:table-cell office:value-type="float" office:value="3.6406552575999995E-3" table:style-name="ce6">
            <text:p>0,003640655</text:p>
          </table:table-cell>
          <table:table-cell office:value-type="string" table:style-name="ce6">
            <text:p>nmos4</text:p>
          </table:table-cell>
          <table:table-cell table:number-columns-repeated="16376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float" office:value="-0.66861571015124599" table:style-name="ce6">
            <text:p>-0,66861571</text:p>
          </table:table-cell>
          <table:table-cell office:value-type="float" office:value="-0.76974514413321204" table:style-name="ce6">
            <text:p>-0,769745144</text:p>
          </table:table-cell>
          <table:table-cell office:value-type="float" office:value="-0.66464053691579605" table:style-name="ce6">
            <text:p>-0,664640537</text:p>
          </table:table-cell>
          <table:table-cell table:style-name="ce6"/>
          <table:table-cell office:value-type="float" office:value="-0.70100046373341807" table:style-name="ce6">
            <text:p>-0,701000464</text:p>
          </table:table-cell>
          <table:table-cell office:value-type="float" office:value="5.9567808529568445E-2" table:style-name="ce6">
            <text:p>0,059567809</text:p>
          </table:table-cell>
          <table:table-cell office:value-type="string" table:style-name="ce6">
            <text:p>pmos1</text:p>
          </table:table-cell>
          <table:table-cell table:number-columns-repeated="16376"/>
        </table:table-row>
        <table:table-row table:style-name="ro1">
          <table:table-cell office:value-type="float" office:value="115" table:style-name="ce6">
            <text:p>115</text:p>
          </table:table-cell>
          <table:table-cell office:value-type="float" office:value="-0.64842939607088301" table:style-name="ce6">
            <text:p>-0,648429396</text:p>
          </table:table-cell>
          <table:table-cell office:value-type="float" office:value="-0.75806809684212495" table:style-name="ce6">
            <text:p>-0,758068097</text:p>
          </table:table-cell>
          <table:table-cell office:value-type="float" office:value="-0.64469561645802698" table:style-name="ce6">
            <text:p>-0,644695616</text:p>
          </table:table-cell>
          <table:table-cell table:style-name="ce6"/>
          <table:table-cell office:value-type="float" office:value="-0.68373103645701161" table:style-name="ce6">
            <text:p>-0,683731036</text:p>
          </table:table-cell>
          <table:table-cell office:value-type="float" office:value="6.4404845994492768E-2" table:style-name="ce6">
            <text:p>0,064404846</text:p>
          </table:table-cell>
          <table:table-cell office:value-type="string" table:style-name="ce6">
            <text:p>pmos1</text:p>
          </table:table-cell>
          <table:table-cell table:number-columns-repeated="16376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-0.63039655774005898" table:style-name="ce6">
            <text:p>-0,630396558</text:p>
          </table:table-cell>
          <table:table-cell office:value-type="float" office:value="-0.74964193729352302" table:style-name="ce6">
            <text:p>-0,749641937</text:p>
          </table:table-cell>
          <table:table-cell office:value-type="float" office:value="-0.62730355012492001" table:style-name="ce6">
            <text:p>-0,62730355</text:p>
          </table:table-cell>
          <table:table-cell table:style-name="ce6"/>
          <table:table-cell office:value-type="float" office:value="-0.66911401505283408" table:style-name="ce6">
            <text:p>-0,669114015</text:p>
          </table:table-cell>
          <table:table-cell office:value-type="float" office:value="6.9756371532130809E-2" table:style-name="ce6">
            <text:p>0,069756372</text:p>
          </table:table-cell>
          <table:table-cell office:value-type="string" table:style-name="ce6">
            <text:p>pmos1</text:p>
          </table:table-cell>
          <table:table-cell table:number-columns-repeated="16376"/>
        </table:table-row>
        <table:table-row table:style-name="ro1">
          <table:table-cell office:value-type="float" office:value="185" table:style-name="ce6">
            <text:p>185</text:p>
          </table:table-cell>
          <table:table-cell office:value-type="float" office:value="-0.59454799967843797" table:style-name="ce6">
            <text:p>-0,594548</text:p>
          </table:table-cell>
          <table:table-cell office:value-type="float" office:value="-0.730800523876176" table:style-name="ce6">
            <text:p>-0,730800524</text:p>
          </table:table-cell>
          <table:table-cell office:value-type="float" office:value="-0.58896710232670602" table:style-name="ce6">
            <text:p>-0,588967102</text:p>
          </table:table-cell>
          <table:table-cell table:style-name="ce6"/>
          <table:table-cell office:value-type="float" office:value="-0.63810520862710662" table:style-name="ce6">
            <text:p>-0,638105209</text:p>
          </table:table-cell>
          <table:table-cell office:value-type="float" office:value="8.0324981827921263E-2" table:style-name="ce6">
            <text:p>0,080324982</text:p>
          </table:table-cell>
          <table:table-cell office:value-type="string" table:style-name="ce6">
            <text:p>pmos1</text:p>
          </table:table-cell>
          <table:table-cell table:number-columns-repeated="16376"/>
        </table:table-row>
        <table:table-row table:style-name="ro1">
          <table:table-cell office:value-type="float" office:value="220" table:style-name="ce6">
            <text:p>220</text:p>
          </table:table-cell>
          <table:table-cell office:value-type="float" office:value="-0.58706203018506098" table:style-name="ce6">
            <text:p>-0,58706203</text:p>
          </table:table-cell>
          <table:table-cell office:value-type="float" office:value="-0.715736226945342" table:style-name="ce6">
            <text:p>-0,715736227</text:p>
          </table:table-cell>
          <table:table-cell office:value-type="float" office:value="-0.56506394612159505" table:style-name="ce6">
            <text:p>-0,565063946</text:p>
          </table:table-cell>
          <table:table-cell table:style-name="ce6"/>
          <table:table-cell office:value-type="float" office:value="-0.62262073441733268" table:style-name="ce6">
            <text:p>-0,622620734</text:p>
          </table:table-cell>
          <table:table-cell office:value-type="float" office:value="8.1387039122738425E-2" table:style-name="ce6">
            <text:p>0,081387039</text:p>
          </table:table-cell>
          <table:table-cell office:value-type="string" table:style-name="ce6">
            <text:p>pmos1</text:p>
          </table:table-cell>
          <table:table-cell table:number-columns-repeated="16376"/>
        </table:table-row>
        <table:table-row table:style-name="ro1">
          <table:table-cell office:value-type="float" office:value="295" table:style-name="ce6">
            <text:p>295</text:p>
          </table:table-cell>
          <table:table-cell office:value-type="float" office:value="-0.51927997028879003" table:style-name="ce6">
            <text:p>-0,51927997</text:p>
          </table:table-cell>
          <table:table-cell office:value-type="float" office:value="-0.68722687042976605" table:style-name="ce6">
            <text:p>-0,68722687</text:p>
          </table:table-cell>
          <table:table-cell office:value-type="float" office:value="-0.51052138131612901" table:style-name="ce6">
            <text:p>-0,510521381</text:p>
          </table:table-cell>
          <table:table-cell table:style-name="ce6"/>
          <table:table-cell office:value-type="float" office:value="-0.57234274067822843" table:style-name="ce6">
            <text:p>-0,572342741</text:p>
          </table:table-cell>
          <table:table-cell office:value-type="float" office:value="9.9588908377258728E-2" table:style-name="ce6">
            <text:p>0,099588908</text:p>
          </table:table-cell>
          <table:table-cell office:value-type="string" table:style-name="ce6">
            <text:p>pmos1</text:p>
          </table:table-cell>
          <table:table-cell table:number-columns-repeated="16376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float" office:value="-0.68766340023898997" table:style-name="ce6">
            <text:p>-0,6876634</text:p>
          </table:table-cell>
          <table:table-cell office:value-type="float" office:value="-0.69315601221029399" table:style-name="ce6">
            <text:p>-0,693156012</text:p>
          </table:table-cell>
          <table:table-cell office:value-type="float" office:value="-0.69603720209782505" table:style-name="ce6">
            <text:p>-0,696037202</text:p>
          </table:table-cell>
          <table:table-cell table:style-name="ce6"/>
          <table:table-cell office:value-type="float" office:value="-0.69228553818236971" table:style-name="ce6">
            <text:p>-0,692285538</text:p>
          </table:table-cell>
          <table:table-cell office:value-type="float" office:value="4.2542253310944309E-3" table:style-name="ce6">
            <text:p>0,004254225</text:p>
          </table:table-cell>
          <table:table-cell office:value-type="string" table:style-name="ce6">
            <text:p>pmos2</text:p>
          </table:table-cell>
          <table:table-cell table:number-columns-repeated="16376"/>
        </table:table-row>
        <table:table-row table:style-name="ro1">
          <table:table-cell office:value-type="float" office:value="115" table:style-name="ce6">
            <text:p>115</text:p>
          </table:table-cell>
          <table:table-cell office:value-type="float" office:value="-0.66515020482285203" table:style-name="ce6">
            <text:p>-0,665150205</text:p>
          </table:table-cell>
          <table:table-cell office:value-type="float" office:value="-0.67106916557081298" table:style-name="ce6">
            <text:p>-0,671069166</text:p>
          </table:table-cell>
          <table:table-cell office:value-type="float" office:value="-0.67585037330780495" table:style-name="ce6">
            <text:p>-0,675850373</text:p>
          </table:table-cell>
          <table:table-cell table:style-name="ce6"/>
          <table:table-cell office:value-type="float" office:value="-0.67068991456715654" table:style-name="ce6">
            <text:p>-0,670689915</text:p>
          </table:table-cell>
          <table:table-cell office:value-type="float" office:value="5.3601562378745703E-3" table:style-name="ce6">
            <text:p>0,005360156</text:p>
          </table:table-cell>
          <table:table-cell office:value-type="string" table:style-name="ce6">
            <text:p>pmos2</text:p>
          </table:table-cell>
          <table:table-cell table:number-columns-repeated="16376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-0.64562497162321797" table:style-name="ce6">
            <text:p>-0,645624972</text:p>
          </table:table-cell>
          <table:table-cell office:value-type="float" office:value="-0.65558941001250104" table:style-name="ce6">
            <text:p>-0,65558941</text:p>
          </table:table-cell>
          <table:table-cell office:value-type="float" office:value="-0.65837802989900196" table:style-name="ce6">
            <text:p>-0,65837803</text:p>
          </table:table-cell>
          <table:table-cell table:style-name="ce6"/>
          <table:table-cell office:value-type="float" office:value="-0.65319747051157362" table:style-name="ce6">
            <text:p>-0,653197471</text:p>
          </table:table-cell>
          <table:table-cell office:value-type="float" office:value="6.7045622361536911E-3" table:style-name="ce6">
            <text:p>0,006704562</text:p>
          </table:table-cell>
          <table:table-cell office:value-type="string" table:style-name="ce6">
            <text:p>pmos2</text:p>
          </table:table-cell>
          <table:table-cell table:number-columns-repeated="16376"/>
        </table:table-row>
        <table:table-row table:style-name="ro1">
          <table:table-cell office:value-type="float" office:value="185" table:style-name="ce6">
            <text:p>185</text:p>
          </table:table-cell>
          <table:table-cell office:value-type="float" office:value="-0.60732933916491805" table:style-name="ce6">
            <text:p>-0,607329339</text:p>
          </table:table-cell>
          <table:table-cell office:value-type="float" office:value="-0.617705716104758" table:style-name="ce6">
            <text:p>-0,617705716</text:p>
          </table:table-cell>
          <table:table-cell office:value-type="float" office:value="-0.61798009201473802" table:style-name="ce6">
            <text:p>-0,617980092</text:p>
          </table:table-cell>
          <table:table-cell table:style-name="ce6"/>
          <table:table-cell office:value-type="float" office:value="-0.61433838242813799" table:style-name="ce6">
            <text:p>-0,614338382</text:p>
          </table:table-cell>
          <table:table-cell office:value-type="float" office:value="6.0715596130040041E-3" table:style-name="ce6">
            <text:p>0,00607156</text:p>
          </table:table-cell>
          <table:table-cell office:value-type="string" table:style-name="ce6">
            <text:p>pmos2</text:p>
          </table:table-cell>
          <table:table-cell table:number-columns-repeated="16376"/>
        </table:table-row>
        <table:table-row table:style-name="ro1">
          <table:table-cell office:value-type="float" office:value="220" table:style-name="ce6">
            <text:p>220</text:p>
          </table:table-cell>
          <table:table-cell office:value-type="float" office:value="-0.58060358708599102" table:style-name="ce6">
            <text:p>-0,580603587</text:p>
          </table:table-cell>
          <table:table-cell office:value-type="float" office:value="-0.59049569358273402" table:style-name="ce6">
            <text:p>-0,590495694</text:p>
          </table:table-cell>
          <table:table-cell office:value-type="float" office:value="-0.59156252621111405" table:style-name="ce6">
            <text:p>-0,591562526</text:p>
          </table:table-cell>
          <table:table-cell table:style-name="ce6"/>
          <table:table-cell office:value-type="float" office:value="-0.58755393562661296" table:style-name="ce6">
            <text:p>-0,587553936</text:p>
          </table:table-cell>
          <table:table-cell office:value-type="float" office:value="6.0427677095300373E-3" table:style-name="ce6">
            <text:p>0,006042768</text:p>
          </table:table-cell>
          <table:table-cell office:value-type="string" table:style-name="ce6">
            <text:p>pmos2</text:p>
          </table:table-cell>
          <table:table-cell table:number-columns-repeated="16376"/>
        </table:table-row>
        <table:table-row table:style-name="ro1">
          <table:table-cell office:value-type="float" office:value="295" table:style-name="ce6">
            <text:p>295</text:p>
          </table:table-cell>
          <table:table-cell office:value-type="float" office:value="-0.51967995732945005" table:style-name="ce6">
            <text:p>-0,519679957</text:p>
          </table:table-cell>
          <table:table-cell office:value-type="float" office:value="-0.53171401357964398" table:style-name="ce6">
            <text:p>-0,531714014</text:p>
          </table:table-cell>
          <table:table-cell office:value-type="float" office:value="-0.53140944851525296" table:style-name="ce6">
            <text:p>-0,531409449</text:p>
          </table:table-cell>
          <table:table-cell table:style-name="ce6"/>
          <table:table-cell office:value-type="float" office:value="-0.52760113980811563" table:style-name="ce6">
            <text:p>-0,52760114</text:p>
          </table:table-cell>
          <table:table-cell office:value-type="float" office:value="6.8616352908655266E-3" table:style-name="ce6">
            <text:p>0,006861635</text:p>
          </table:table-cell>
          <table:table-cell office:value-type="string" table:style-name="ce6">
            <text:p>pmos2</text:p>
          </table:table-cell>
          <table:table-cell table:number-columns-repeated="16376"/>
        </table:table-row>
        <table:table-row table:style-name="ro1">
          <table:table-cell office:value-type="float" office:value="85" table:style-name="ce6">
            <text:p>85</text:p>
          </table:table-cell>
          <table:table-cell table:style-name="ce6"/>
          <table:table-cell office:value-type="float" office:value="-0.62335939216379299" table:style-name="ce6">
            <text:p>-0,623359392</text:p>
          </table:table-cell>
          <table:table-cell office:value-type="float" office:value="-0.62501460411241405" table:style-name="ce6">
            <text:p>-0,625014604</text:p>
          </table:table-cell>
          <table:table-cell table:style-name="ce6"/>
          <table:table-cell office:value-type="float" office:value="-0.62418699813810352" table:style-name="ce6">
            <text:p>-0,624186998</text:p>
          </table:table-cell>
          <table:table-cell office:value-type="float" office:value="1.1704115931709511E-3" table:style-name="ce6">
            <text:p>0,001170412</text:p>
          </table:table-cell>
          <table:table-cell office:value-type="string" table:style-name="ce6">
            <text:p>pmos3</text:p>
          </table:table-cell>
          <table:table-cell table:number-columns-repeated="16376"/>
        </table:table-row>
        <table:table-row table:style-name="ro1">
          <table:table-cell office:value-type="float" office:value="115" table:style-name="ce6">
            <text:p>115</text:p>
          </table:table-cell>
          <table:table-cell table:style-name="ce6"/>
          <table:table-cell office:value-type="float" office:value="-0.60207476177153996" table:style-name="ce6">
            <text:p>-0,602074762</text:p>
          </table:table-cell>
          <table:table-cell office:value-type="float" office:value="-0.604842446046986" table:style-name="ce6">
            <text:p>-0,604842446</text:p>
          </table:table-cell>
          <table:table-cell table:style-name="ce6"/>
          <table:table-cell office:value-type="float" office:value="-0.60345860390926298" table:style-name="ce6">
            <text:p>-0,603458604</text:p>
          </table:table-cell>
          <table:table-cell office:value-type="float" office:value="1.9570483193512766E-3" table:style-name="ce6">
            <text:p>0,001957048</text:p>
          </table:table-cell>
          <table:table-cell office:value-type="string" table:style-name="ce6">
            <text:p>pmos3</text:p>
          </table:table-cell>
          <table:table-cell table:number-columns-repeated="16376"/>
        </table:table-row>
        <table:table-row table:style-name="ro1">
          <table:table-cell office:value-type="float" office:value="140" table:style-name="ce6">
            <text:p>140</text:p>
          </table:table-cell>
          <table:table-cell table:style-name="ce6"/>
          <table:table-cell office:value-type="float" office:value="-0.588089224235254" table:style-name="ce6">
            <text:p>-0,588089224</text:p>
          </table:table-cell>
          <table:table-cell office:value-type="float" office:value="-0.586424444986414" table:style-name="ce6">
            <text:p>-0,586424445</text:p>
          </table:table-cell>
          <table:table-cell table:style-name="ce6"/>
          <table:table-cell office:value-type="float" office:value="-0.587256834610834" table:style-name="ce6">
            <text:p>-0,587256835</text:p>
          </table:table-cell>
          <table:table-cell office:value-type="float" office:value="1.1771766960334174E-3" table:style-name="ce6">
            <text:p>0,001177177</text:p>
          </table:table-cell>
          <table:table-cell office:value-type="string" table:style-name="ce6">
            <text:p>pmos3</text:p>
          </table:table-cell>
          <table:table-cell table:number-columns-repeated="16376"/>
        </table:table-row>
        <table:table-row table:style-name="ro1">
          <table:table-cell office:value-type="float" office:value="185" table:style-name="ce6">
            <text:p>185</text:p>
          </table:table-cell>
          <table:table-cell table:style-name="ce6"/>
          <table:table-cell office:value-type="float" office:value="-0.55216018318040305" table:style-name="ce6">
            <text:p>-0,552160183</text:p>
          </table:table-cell>
          <table:table-cell office:value-type="float" office:value="-0.55433821886900603" table:style-name="ce6">
            <text:p>-0,554338219</text:p>
          </table:table-cell>
          <table:table-cell table:style-name="ce6"/>
          <table:table-cell office:value-type="float" office:value="-0.55324920102470454" table:style-name="ce6">
            <text:p>-0,553249201</text:p>
          </table:table-cell>
          <table:table-cell office:value-type="float" office:value="1.5401038050774751E-3" table:style-name="ce6">
            <text:p>0,001540104</text:p>
          </table:table-cell>
          <table:table-cell office:value-type="string" table:style-name="ce6">
            <text:p>pmos3</text:p>
          </table:table-cell>
          <table:table-cell table:number-columns-repeated="16376"/>
        </table:table-row>
        <table:table-row table:style-name="ro1">
          <table:table-cell office:value-type="float" office:value="220" table:style-name="ce6">
            <text:p>220</text:p>
          </table:table-cell>
          <table:table-cell table:style-name="ce6"/>
          <table:table-cell office:value-type="float" office:value="-0.52582922534645804" table:style-name="ce6">
            <text:p>-0,525829225</text:p>
          </table:table-cell>
          <table:table-cell office:value-type="float" office:value="-0.52688867291279495" table:style-name="ce6">
            <text:p>-0,526888673</text:p>
          </table:table-cell>
          <table:table-cell table:style-name="ce6"/>
          <table:table-cell office:value-type="float" office:value="-0.52635894912962655" table:style-name="ce6">
            <text:p>-0,526358949</text:p>
          </table:table-cell>
          <table:table-cell office:value-type="float" office:value="7.4914255846841578E-4" table:style-name="ce6">
            <text:p>0,000749143</text:p>
          </table:table-cell>
          <table:table-cell office:value-type="string" table:style-name="ce6">
            <text:p>pmos3</text:p>
          </table:table-cell>
          <table:table-cell table:number-columns-repeated="16376"/>
        </table:table-row>
        <table:table-row table:style-name="ro1">
          <table:table-cell office:value-type="float" office:value="295" table:style-name="ce6">
            <text:p>295</text:p>
          </table:table-cell>
          <table:table-cell table:style-name="ce6"/>
          <table:table-cell office:value-type="float" office:value="-0.46952853018531598" table:style-name="ce6">
            <text:p>-0,46952853</text:p>
          </table:table-cell>
          <table:table-cell office:value-type="float" office:value="-0.46933033193553098" table:style-name="ce6">
            <text:p>-0,469330332</text:p>
          </table:table-cell>
          <table:table-cell table:style-name="ce6"/>
          <table:table-cell office:value-type="float" office:value="-0.46942943106042345" table:style-name="ce6">
            <text:p>-0,469429431</text:p>
          </table:table-cell>
          <table:table-cell office:value-type="float" office:value="1.4014732644228488E-4" table:style-name="ce6">
            <text:p>0,000140147</text:p>
          </table:table-cell>
          <table:table-cell office:value-type="string" table:style-name="ce6">
            <text:p>pmos3</text:p>
          </table:table-cell>
          <table:table-cell table:number-columns-repeated="16376"/>
        </table:table-row>
        <table:table-row table:style-name="ro1">
          <table:table-cell office:value-type="float" office:value="85" table:style-name="ce6">
            <text:p>85</text:p>
          </table:table-cell>
          <table:table-cell table:style-name="ce6"/>
          <table:table-cell office:value-type="float" office:value="-0.66804429415525701" table:style-name="ce6">
            <text:p>-0,668044294</text:p>
          </table:table-cell>
          <table:table-cell office:value-type="float" office:value="-0.67059999999999997" table:style-name="ce6">
            <text:p>-0,6706</text:p>
          </table:table-cell>
          <table:table-cell table:style-name="ce6"/>
          <table:table-cell office:value-type="float" office:value="-0.66932214707762849" table:style-name="ce6">
            <text:p>-0,669322147</text:p>
          </table:table-cell>
          <table:table-cell office:value-type="float" office:value="1.8071569335358418E-3" table:style-name="ce6">
            <text:p>0,001807157</text:p>
          </table:table-cell>
          <table:table-cell office:value-type="string" table:style-name="ce6">
            <text:p>pmos4</text:p>
          </table:table-cell>
          <table:table-cell table:number-columns-repeated="16376"/>
        </table:table-row>
        <table:table-row table:style-name="ro1">
          <table:table-cell office:value-type="float" office:value="115" table:style-name="ce6">
            <text:p>115</text:p>
          </table:table-cell>
          <table:table-cell office:value-type="float" office:value="-0.64090678223054898" table:style-name="ce6">
            <text:p>-0,640906782</text:p>
          </table:table-cell>
          <table:table-cell office:value-type="float" office:value="-0.63861640512604301" table:style-name="ce6">
            <text:p>-0,638616405</text:p>
          </table:table-cell>
          <table:table-cell office:value-type="float" office:value="-0.64049999999999996" table:style-name="ce6">
            <text:p>-0,6405</text:p>
          </table:table-cell>
          <table:table-cell table:style-name="ce6"/>
          <table:table-cell office:value-type="float" office:value="-0.64000772911886405" table:style-name="ce6">
            <text:p>-0,640007729</text:p>
          </table:table-cell>
          <table:table-cell office:value-type="float" office:value="1.2219675877543073E-3" table:style-name="ce6">
            <text:p>0,001221968</text:p>
          </table:table-cell>
          <table:table-cell office:value-type="string" table:style-name="ce6">
            <text:p>pmos4</text:p>
          </table:table-cell>
          <table:table-cell table:number-columns-repeated="16376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-0.61538596049376404" table:style-name="ce6">
            <text:p>-0,61538596</text:p>
          </table:table-cell>
          <table:table-cell office:value-type="float" office:value="-0.61878273583380705" table:style-name="ce6">
            <text:p>-0,618782736</text:p>
          </table:table-cell>
          <table:table-cell office:value-type="float" office:value="-0.61890000000000001" table:style-name="ce6">
            <text:p>-0,6189</text:p>
          </table:table-cell>
          <table:table-cell table:style-name="ce6"/>
          <table:table-cell office:value-type="float" office:value="-0.61768956544252374" table:style-name="ce6">
            <text:p>-0,617689565</text:p>
          </table:table-cell>
          <table:table-cell office:value-type="float" office:value="1.9958418126521768E-3" table:style-name="ce6">
            <text:p>0,001995842</text:p>
          </table:table-cell>
          <table:table-cell office:value-type="string" table:style-name="ce6">
            <text:p>pmos4</text:p>
          </table:table-cell>
          <table:table-cell table:number-columns-repeated="16376"/>
        </table:table-row>
        <table:table-row table:style-name="ro1">
          <table:table-cell office:value-type="float" office:value="185" table:style-name="ce6">
            <text:p>185</text:p>
          </table:table-cell>
          <table:table-cell office:value-type="float" office:value="-0.57489955912775603" table:style-name="ce6">
            <text:p>-0,574899559</text:p>
          </table:table-cell>
          <table:table-cell office:value-type="float" office:value="-0.57488005565031297" table:style-name="ce6">
            <text:p>-0,574880056</text:p>
          </table:table-cell>
          <table:table-cell office:value-type="float" office:value="-0.57889999999999997" table:style-name="ce6">
            <text:p>-0,5789</text:p>
          </table:table-cell>
          <table:table-cell table:style-name="ce6"/>
          <table:table-cell office:value-type="float" office:value="-0.57622653825935632" table:style-name="ce6">
            <text:p>-0,576226538</text:p>
          </table:table-cell>
          <table:table-cell office:value-type="float" office:value="2.3153063199978759E-3" table:style-name="ce6">
            <text:p>0,002315306</text:p>
          </table:table-cell>
          <table:table-cell office:value-type="string" table:style-name="ce6">
            <text:p>pmos4</text:p>
          </table:table-cell>
          <table:table-cell table:number-columns-repeated="16376"/>
        </table:table-row>
        <table:table-row table:style-name="ro1">
          <table:table-cell office:value-type="float" office:value="220" table:style-name="ce6">
            <text:p>220</text:p>
          </table:table-cell>
          <table:table-cell office:value-type="float" office:value="-0.54665407332637705" table:style-name="ce6">
            <text:p>-0,546654073</text:p>
          </table:table-cell>
          <table:table-cell office:value-type="float" office:value="-0.54643932195586398" table:style-name="ce6">
            <text:p>-0,546439322</text:p>
          </table:table-cell>
          <table:table-cell office:value-type="float" office:value="-0.5484" table:style-name="ce6">
            <text:p>-0,5484</text:p>
          </table:table-cell>
          <table:table-cell table:style-name="ce6"/>
          <table:table-cell office:value-type="float" office:value="-0.54716446509408034" table:style-name="ce6">
            <text:p>-0,547164465</text:p>
          </table:table-cell>
          <table:table-cell office:value-type="float" office:value="1.075378731235526E-3" table:style-name="ce6">
            <text:p>0,001075379</text:p>
          </table:table-cell>
          <table:table-cell office:value-type="string" table:style-name="ce6">
            <text:p>pmos4</text:p>
          </table:table-cell>
          <table:table-cell table:number-columns-repeated="16376"/>
        </table:table-row>
        <table:table-row table:style-name="ro1">
          <table:table-cell office:value-type="float" office:value="295" table:style-name="ce6">
            <text:p>295</text:p>
          </table:table-cell>
          <table:table-cell office:value-type="float" office:value="-0.47968188475016599" table:style-name="ce6">
            <text:p>-0,479681885</text:p>
          </table:table-cell>
          <table:table-cell office:value-type="float" office:value="-0.48541739097270498" table:style-name="ce6">
            <text:p>-0,485417391</text:p>
          </table:table-cell>
          <table:table-cell office:value-type="float" office:value="-0.4859" table:style-name="ce6">
            <text:p>-0,4859</text:p>
          </table:table-cell>
          <table:table-cell table:style-name="ce6"/>
          <table:table-cell office:value-type="float" office:value="-0.48366642524095699" table:style-name="ce6">
            <text:p>-0,483666425</text:p>
          </table:table-cell>
          <table:table-cell office:value-type="float" office:value="3.4591400752746917E-3" table:style-name="ce6">
            <text:p>0,00345914</text:p>
          </table:table-cell>
          <table:table-cell office:value-type="string" table:style-name="ce6">
            <text:p>pmos4</text:p>
          </table:table-cell>
          <table:table-cell table:number-columns-repeated="16376"/>
        </table:table-row>
        <table:table-row table:number-rows-repeated="1048527" table:style-name="ro1">
          <table:table-cell table:number-columns-repeated="16384"/>
        </table:table-row>
      </table:table>
      <table:table table:name="N1" table:style-name="ta2">
        <table:table-column table:style-name="co5" table:number-columns-repeated="16384" table:default-cell-style-name="ce3"/>
        <table:table-row table:style-name="ro2">
          <table:table-cell office:value-type="string" table:style-name="ce2">
            <text:p>N1</text:p>
          </table:table-cell>
          <table:table-cell office:value-type="string" table:style-name="ce2">
            <text:p>#4</text:p>
          </table:table-cell>
          <table:table-cell office:value-type="string" table:style-name="ce2">
            <text:p>#5</text:p>
          </table:table-cell>
          <table:table-cell table:style-name="ce2"/>
          <table:table-cell office:value-type="string" table:style-name="ce2">
            <text:p>avg</text:p>
          </table:table-cell>
          <table:table-cell office:value-type="string" table:style-name="ce2">
            <text:p>stdev</text:p>
          </table:table-cell>
          <table:table-cell table:number-columns-repeated="16378"/>
        </table:table-row>
        <table:table-row table:style-name="ro2">
          <table:table-cell office:value-type="float" office:value="85" table:style-name="ce3">
            <text:p>85</text:p>
          </table:table-cell>
          <table:table-cell office:value-type="float" office:value="0.64439999999999997" table:style-name="ce3">
            <text:p>0,6444</text:p>
          </table:table-cell>
          <table:table-cell office:value-type="float" office:value="0.6361" table:style-name="ce3">
            <text:p>0,6361</text:p>
          </table:table-cell>
          <table:table-cell table:style-name="ce3"/>
          <table:table-cell office:value-type="float" office:value="0.64024999999999999" table:formula="of:=AVERAGE([.B2:.C2])" table:style-name="ce4">
            <text:p>0,6403</text:p>
          </table:table-cell>
          <table:table-cell office:value-type="float" office:value="5.8689862838483256E-3" table:formula="of:=STDEV([.B2:.C2])" table:style-name="ce4">
            <text:p>0,0059</text:p>
          </table:table-cell>
          <table:table-cell table:number-columns-repeated="16378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0.64070000000000005" table:style-name="ce3">
            <text:p>0,6407</text:p>
          </table:table-cell>
          <table:table-cell office:value-type="float" office:value="0.62790000000000001" table:style-name="ce3">
            <text:p>0,6279</text:p>
          </table:table-cell>
          <table:table-cell table:style-name="ce3"/>
          <table:table-cell office:value-type="float" office:value="0.63430000000000009" table:formula="of:=AVERAGE([.B3:.C3])" table:style-name="ce4">
            <text:p>0,6343</text:p>
          </table:table-cell>
          <table:table-cell office:value-type="float" office:value="9.0509667991878328E-3" table:formula="of:=STDEV([.B3:.C3])" table:style-name="ce4">
            <text:p>0,0091</text:p>
          </table:table-cell>
          <table:table-cell table:number-columns-repeated="16378"/>
        </table:table-row>
        <table:table-row table:style-name="ro2">
          <table:table-cell office:value-type="float" office:value="140" table:style-name="ce3">
            <text:p>140</text:p>
          </table:table-cell>
          <table:table-cell office:value-type="float" office:value="0.63429999999999997" table:style-name="ce3">
            <text:p>0,6343</text:p>
          </table:table-cell>
          <table:table-cell office:value-type="float" office:value="0.61890000000000001" table:style-name="ce3">
            <text:p>0,6189</text:p>
          </table:table-cell>
          <table:table-cell table:style-name="ce3"/>
          <table:table-cell office:value-type="float" office:value="0.62660000000000005" table:formula="of:=AVERAGE([.B4:.C4])" table:style-name="ce4">
            <text:p>0,6266</text:p>
          </table:table-cell>
          <table:table-cell office:value-type="float" office:value="1.088944443027281E-2" table:formula="of:=STDEV([.B4:.C4])" table:style-name="ce4">
            <text:p>0,0109</text:p>
          </table:table-cell>
          <table:table-cell table:number-columns-repeated="16378"/>
        </table:table-row>
        <table:table-row table:style-name="ro2">
          <table:table-cell office:value-type="float" office:value="185" table:style-name="ce3">
            <text:p>185</text:p>
          </table:table-cell>
          <table:table-cell office:value-type="float" office:value="0.61750000000000005" table:style-name="ce3">
            <text:p>0,6175</text:p>
          </table:table-cell>
          <table:table-cell office:value-type="float" office:value="0.60160000000000002" table:style-name="ce3">
            <text:p>0,6016</text:p>
          </table:table-cell>
          <table:table-cell table:style-name="ce3"/>
          <table:table-cell office:value-type="float" office:value="0.60955000000000004" table:formula="of:=AVERAGE([.B5:.C5])" table:style-name="ce4">
            <text:p>0,6096</text:p>
          </table:table-cell>
          <table:table-cell office:value-type="float" office:value="1.1242997820866124E-2" table:formula="of:=STDEV([.B5:.C5])" table:style-name="ce4">
            <text:p>0,0112</text:p>
          </table:table-cell>
          <table:table-cell table:number-columns-repeated="16378"/>
        </table:table-row>
        <table:table-row table:style-name="ro2">
          <table:table-cell office:value-type="float" office:value="220" table:style-name="ce3">
            <text:p>220</text:p>
          </table:table-cell>
          <table:table-cell office:value-type="float" office:value="0.60270000000000001" table:style-name="ce3">
            <text:p>0,6027</text:p>
          </table:table-cell>
          <table:table-cell office:value-type="float" office:value="0.58520000000000005" table:style-name="ce3">
            <text:p>0,5852</text:p>
          </table:table-cell>
          <table:table-cell table:style-name="ce3"/>
          <table:table-cell office:value-type="float" office:value="0.59394999999999998" table:formula="of:=AVERAGE([.B6:.C6])" table:style-name="ce4">
            <text:p>0,5940</text:p>
          </table:table-cell>
          <table:table-cell office:value-type="float" office:value="1.2374368670764553E-2" table:formula="of:=STDEV([.B6:.C6])" table:style-name="ce4">
            <text:p>0,0124</text:p>
          </table:table-cell>
          <table:table-cell table:number-columns-repeated="16378"/>
        </table:table-row>
        <table:table-row table:style-name="ro2">
          <table:table-cell office:value-type="float" office:value="295" table:style-name="ce3">
            <text:p>295</text:p>
          </table:table-cell>
          <table:table-cell office:value-type="float" office:value="0.56279999999999997" table:style-name="ce3">
            <text:p>0,5628</text:p>
          </table:table-cell>
          <table:table-cell office:value-type="float" office:value="0.54679999999999995" table:style-name="ce3">
            <text:p>0,5468</text:p>
          </table:table-cell>
          <table:table-cell table:style-name="ce3"/>
          <table:table-cell office:value-type="float" office:value="0.55479999999999996" table:formula="of:=AVERAGE([.B7:.C7])" table:style-name="ce4">
            <text:p>0,5548</text:p>
          </table:table-cell>
          <table:table-cell office:value-type="float" office:value="1.1313708498984771E-2" table:formula="of:=STDEV([.B7:.C7])" table:style-name="ce4">
            <text:p>0,0113</text:p>
          </table:table-cell>
          <table:table-cell table:number-columns-repeated="16378"/>
        </table:table-row>
        <table:table-row table:number-rows-repeated="1048569" table:style-name="ro3">
          <table:table-cell table:number-columns-repeated="16384"/>
        </table:table-row>
      </table:table>
      <table:table table:name="N2" table:style-name="ta2">
        <table:table-column table:style-name="co5" table:number-columns-repeated="16383" table:default-cell-style-name="ce3"/>
        <table:table-column table:style-name="co4" table:default-cell-style-name="ce1"/>
        <table:table-row table:style-name="ro2">
          <table:table-cell office:value-type="string" table:style-name="ce2">
            <text:p>N2</text:p>
          </table:table-cell>
          <table:table-cell office:value-type="string" table:style-name="ce2">
            <text:p>#4</text:p>
          </table:table-cell>
          <table:table-cell office:value-type="string" table:style-name="ce2">
            <text:p>#5</text:p>
          </table:table-cell>
          <table:table-cell table:style-name="ce2"/>
          <table:table-cell office:value-type="string" table:style-name="ce2">
            <text:p>avg</text:p>
          </table:table-cell>
          <table:table-cell office:value-type="string" table:style-name="ce2">
            <text:p>stdev</text:p>
          </table:table-cell>
          <table:table-cell table:number-columns-repeated="16377" table:style-name="ce2"/>
          <table:table-cell table:style-name="ce1"/>
        </table:table-row>
        <table:table-row table:style-name="ro2">
          <table:table-cell office:value-type="float" office:value="85" table:style-name="ce3">
            <text:p>85</text:p>
          </table:table-cell>
          <table:table-cell office:value-type="float" office:value="0.644389981" table:style-name="ce4">
            <text:p>0,6444</text:p>
          </table:table-cell>
          <table:table-cell office:value-type="float" office:value="0.6784" table:style-name="ce4">
            <text:p>0,6784</text:p>
          </table:table-cell>
          <table:table-cell table:style-name="ce3"/>
          <table:table-cell office:value-type="float" office:value="0.66139499050000006" table:formula="of:=AVERAGE([.B2:.C2])" table:style-name="ce4">
            <text:p>0,6614</text:p>
          </table:table-cell>
          <table:table-cell office:value-type="float" office:value="2.4048715063183325E-2" table:formula="of:=STDEV([.B2:.C2])" table:style-name="ce4">
            <text:p>0,0240</text:p>
          </table:table-cell>
          <table:table-cell table:number-columns-repeated="16377"/>
          <table:table-cell table:style-name="ce1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0.64072178400000002" table:style-name="ce4">
            <text:p>0,6407</text:p>
          </table:table-cell>
          <table:table-cell office:value-type="float" office:value="0.67033161600000002" table:style-name="ce4">
            <text:p>0,6703</text:p>
          </table:table-cell>
          <table:table-cell table:style-name="ce3"/>
          <table:table-cell office:value-type="float" office:value="0.65552670000000002" table:formula="of:=AVERAGE([.B3:.C3])" table:style-name="ce4">
            <text:p>0,6555</text:p>
          </table:table-cell>
          <table:table-cell office:value-type="float" office:value="2.0937312996994435E-2" table:formula="of:=STDEV([.B3:.C3])" table:style-name="ce4">
            <text:p>0,0209</text:p>
          </table:table-cell>
          <table:table-cell table:number-columns-repeated="16377"/>
          <table:table-cell table:style-name="ce1"/>
        </table:table-row>
        <table:table-row table:style-name="ro2">
          <table:table-cell office:value-type="float" office:value="140" table:style-name="ce3">
            <text:p>140</text:p>
          </table:table-cell>
          <table:table-cell office:value-type="float" office:value="0.63427751200000004" table:style-name="ce4">
            <text:p>0,6343</text:p>
          </table:table-cell>
          <table:table-cell office:value-type="float" office:value="0.66120631399999996" table:style-name="ce4">
            <text:p>0,6612</text:p>
          </table:table-cell>
          <table:table-cell table:style-name="ce3"/>
          <table:table-cell office:value-type="float" office:value="0.64774191299999995" table:formula="of:=AVERAGE([.B4:.C4])" table:style-name="ce4">
            <text:p>0,6477</text:p>
          </table:table-cell>
          <table:table-cell office:value-type="float" office:value="1.9041538503429805E-2" table:formula="of:=STDEV([.B4:.C4])" table:style-name="ce4">
            <text:p>0,0190</text:p>
          </table:table-cell>
          <table:table-cell table:number-columns-repeated="16377"/>
          <table:table-cell table:style-name="ce1"/>
        </table:table-row>
        <table:table-row table:style-name="ro2">
          <table:table-cell office:value-type="float" office:value="185" table:style-name="ce3">
            <text:p>185</text:p>
          </table:table-cell>
          <table:table-cell office:value-type="float" office:value="0.61748463200000003" table:style-name="ce4">
            <text:p>0,6175</text:p>
          </table:table-cell>
          <table:table-cell office:value-type="float" office:value="0.64202589499999996" table:style-name="ce4">
            <text:p>0,6420</text:p>
          </table:table-cell>
          <table:table-cell table:style-name="ce3"/>
          <table:table-cell office:value-type="float" office:value="0.6297552635" table:formula="of:=AVERAGE([.B5:.C5])" table:style-name="ce4">
            <text:p>0,6298</text:p>
          </table:table-cell>
          <table:table-cell office:value-type="float" office:value="1.7353293486182461E-2" table:formula="of:=STDEV([.B5:.C5])" table:style-name="ce4">
            <text:p>0,0174</text:p>
          </table:table-cell>
          <table:table-cell table:number-columns-repeated="16377"/>
          <table:table-cell table:style-name="ce1"/>
        </table:table-row>
        <table:table-row table:style-name="ro2">
          <table:table-cell office:value-type="float" office:value="220" table:style-name="ce3">
            <text:p>220</text:p>
          </table:table-cell>
          <table:table-cell office:value-type="float" office:value="0.60272423799999997" table:style-name="ce4">
            <text:p>0,6027</text:p>
          </table:table-cell>
          <table:table-cell office:value-type="float" office:value="0.62713651800000003" table:style-name="ce4">
            <text:p>0,6271</text:p>
          </table:table-cell>
          <table:table-cell table:style-name="ce3"/>
          <table:table-cell office:value-type="float" office:value="0.61493037799999994" table:formula="of:=AVERAGE([.B6:.C6])" table:style-name="ce4">
            <text:p>0,6149</text:p>
          </table:table-cell>
          <table:table-cell office:value-type="float" office:value="1.7262088732224776E-2" table:formula="of:=STDEV([.B6:.C6])" table:style-name="ce4">
            <text:p>0,0173</text:p>
          </table:table-cell>
          <table:table-cell table:number-columns-repeated="16377"/>
          <table:table-cell table:style-name="ce1"/>
        </table:table-row>
        <table:table-row table:style-name="ro2">
          <table:table-cell office:value-type="float" office:value="295" table:style-name="ce3">
            <text:p>295</text:p>
          </table:table-cell>
          <table:table-cell office:value-type="float" office:value="0.56282523699999998" table:style-name="ce4">
            <text:p>0,5628</text:p>
          </table:table-cell>
          <table:table-cell office:value-type="float" office:value="0.58810639499999995" table:style-name="ce4">
            <text:p>0,5881</text:p>
          </table:table-cell>
          <table:table-cell table:style-name="ce3"/>
          <table:table-cell office:value-type="float" office:value="0.57546581599999991" table:formula="of:=AVERAGE([.B7:.C7])" table:style-name="ce4">
            <text:p>0,5755</text:p>
          </table:table-cell>
          <table:table-cell office:value-type="float" office:value="1.7876478258048514E-2" table:formula="of:=STDEV([.B7:.C7])" table:style-name="ce4">
            <text:p>0,0179</text:p>
          </table:table-cell>
          <table:table-cell table:number-columns-repeated="16377"/>
          <table:table-cell table:style-name="ce1"/>
        </table:table-row>
        <table:table-row table:number-rows-repeated="1048569" table:style-name="ro3">
          <table:table-cell table:number-columns-repeated="16384"/>
        </table:table-row>
      </table:table>
      <table:table table:name="N3" table:style-name="ta2">
        <table:table-column table:style-name="co5" table:number-columns-repeated="16384" table:default-cell-style-name="ce3"/>
        <table:table-row table:style-name="ro2">
          <table:table-cell office:value-type="string" table:style-name="ce2">
            <text:p>N3</text:p>
          </table:table-cell>
          <table:table-cell office:value-type="string" table:style-name="ce2">
            <text:p>#3</text:p>
          </table:table-cell>
          <table:table-cell office:value-type="string" table:style-name="ce2">
            <text:p>#4</text:p>
          </table:table-cell>
          <table:table-cell office:value-type="string" table:style-name="ce2">
            <text:p>#5</text:p>
          </table:table-cell>
          <table:table-cell table:style-name="ce2"/>
          <table:table-cell office:value-type="string" table:style-name="ce2">
            <text:p>avg</text:p>
          </table:table-cell>
          <table:table-cell office:value-type="string" table:style-name="ce2">
            <text:p>stdev</text:p>
          </table:table-cell>
          <table:table-cell table:number-columns-repeated="16377" table:style-name="ce2"/>
        </table:table-row>
        <table:table-row table:style-name="ro2">
          <table:table-cell office:value-type="float" office:value="85" table:style-name="ce3">
            <text:p>85</text:p>
          </table:table-cell>
          <table:table-cell office:value-type="float" office:value="0.639307345530989" table:style-name="ce4">
            <text:p>0,6393</text:p>
          </table:table-cell>
          <table:table-cell office:value-type="float" office:value="0.64674988880205697" table:style-name="ce4">
            <text:p>0,6467</text:p>
          </table:table-cell>
          <table:table-cell office:value-type="float" office:value="0.65467660404880601" table:style-name="ce4">
            <text:p>0,6547</text:p>
          </table:table-cell>
          <table:table-cell table:style-name="ce3"/>
          <table:table-cell office:value-type="float" office:value="0.64691127946061722" table:formula="of:=AVERAGE([.B2:.D2])" table:style-name="ce4">
            <text:p>0,6469</text:p>
          </table:table-cell>
          <table:table-cell office:value-type="float" office:value="7.6859002111252768E-3" table:formula="of:=STDEV([.B2:.D2])" table:style-name="ce4">
            <text:p>0,0077</text:p>
          </table:table-cell>
          <table:table-cell table:number-columns-repeated="16377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0.63497361489967197" table:style-name="ce4">
            <text:p>0,6350</text:p>
          </table:table-cell>
          <table:table-cell office:value-type="float" office:value="0.63941127136050502" table:style-name="ce4">
            <text:p>0,6394</text:p>
          </table:table-cell>
          <table:table-cell office:value-type="float" office:value="0.64581562798931502" table:style-name="ce4">
            <text:p>0,6458</text:p>
          </table:table-cell>
          <table:table-cell table:style-name="ce3"/>
          <table:table-cell office:value-type="float" office:value="0.640066838083164" table:formula="of:=AVERAGE([.B3:.D3])" table:style-name="ce4">
            <text:p>0,6401</text:p>
          </table:table-cell>
          <table:table-cell office:value-type="float" office:value="5.4506548005621496E-3" table:formula="of:=STDEV([.B3:.D3])" table:style-name="ce4">
            <text:p>0,0055</text:p>
          </table:table-cell>
          <table:table-cell table:number-columns-repeated="16377"/>
        </table:table-row>
        <table:table-row table:style-name="ro2">
          <table:table-cell office:value-type="float" office:value="140" table:style-name="ce3">
            <text:p>140</text:p>
          </table:table-cell>
          <table:table-cell office:value-type="float" office:value="0.62291750036048599" table:style-name="ce4">
            <text:p>0,6229</text:p>
          </table:table-cell>
          <table:table-cell office:value-type="float" office:value="0.63036913141116602" table:style-name="ce4">
            <text:p>0,6304</text:p>
          </table:table-cell>
          <table:table-cell office:value-type="float" office:value="0.637073389399333" table:style-name="ce4">
            <text:p>0,6371</text:p>
          </table:table-cell>
          <table:table-cell table:style-name="ce3"/>
          <table:table-cell office:value-type="float" office:value="0.630120007056995" table:formula="of:=AVERAGE([.B4:.D4])" table:style-name="ce4">
            <text:p>0,6301</text:p>
          </table:table-cell>
          <table:table-cell office:value-type="float" office:value="7.0812319428132072E-3" table:formula="of:=STDEV([.B4:.D4])" table:style-name="ce4">
            <text:p>0,0071</text:p>
          </table:table-cell>
          <table:table-cell table:number-columns-repeated="16377"/>
        </table:table-row>
        <table:table-row table:style-name="ro2">
          <table:table-cell office:value-type="float" office:value="185" table:style-name="ce3">
            <text:p>185</text:p>
          </table:table-cell>
          <table:table-cell office:value-type="float" office:value="0.60369298026553397" table:style-name="ce4">
            <text:p>0,6037</text:p>
          </table:table-cell>
          <table:table-cell office:value-type="float" office:value="0.61160388097584095" table:style-name="ce4">
            <text:p>0,6116</text:p>
          </table:table-cell>
          <table:table-cell office:value-type="float" office:value="0.61823454189831195" table:style-name="ce4">
            <text:p>0,6182</text:p>
          </table:table-cell>
          <table:table-cell table:style-name="ce3"/>
          <table:table-cell office:value-type="float" office:value="0.61117713437989563" table:formula="of:=AVERAGE([.B5:.D5])" table:style-name="ce4">
            <text:p>0,6112</text:p>
          </table:table-cell>
          <table:table-cell office:value-type="float" office:value="7.2801674549994606E-3" table:formula="of:=STDEV([.B5:.D5])" table:style-name="ce4">
            <text:p>0,0073</text:p>
          </table:table-cell>
          <table:table-cell table:number-columns-repeated="16377"/>
        </table:table-row>
        <table:table-row table:style-name="ro2">
          <table:table-cell office:value-type="float" office:value="220" table:style-name="ce3">
            <text:p>220</text:p>
          </table:table-cell>
          <table:table-cell office:value-type="float" office:value="0.58564746484619901" table:style-name="ce4">
            <text:p>0,5856</text:p>
          </table:table-cell>
          <table:table-cell office:value-type="float" office:value="0.59567211127045605" table:style-name="ce4">
            <text:p>0,5957</text:p>
          </table:table-cell>
          <table:table-cell office:value-type="float" office:value="0.60126010570491395" table:style-name="ce4">
            <text:p>0,6013</text:p>
          </table:table-cell>
          <table:table-cell table:style-name="ce3"/>
          <table:table-cell office:value-type="float" office:value="0.59419322727385637" table:formula="of:=AVERAGE([.B6:.D6])" table:style-name="ce4">
            <text:p>0,5942</text:p>
          </table:table-cell>
          <table:table-cell office:value-type="float" office:value="7.910686572754155E-3" table:formula="of:=STDEV([.B6:.D6])" table:style-name="ce4">
            <text:p>0,0079</text:p>
          </table:table-cell>
          <table:table-cell table:number-columns-repeated="16377"/>
        </table:table-row>
        <table:table-row table:style-name="ro2">
          <table:table-cell office:value-type="float" office:value="295" table:style-name="ce3">
            <text:p>295</text:p>
          </table:table-cell>
          <table:table-cell office:value-type="float" office:value="0.54537343568858099" table:style-name="ce4">
            <text:p>0,5454</text:p>
          </table:table-cell>
          <table:table-cell office:value-type="float" office:value="0.55416715767156699" table:style-name="ce4">
            <text:p>0,5542</text:p>
          </table:table-cell>
          <table:table-cell office:value-type="float" office:value="0.56208893942287597" table:style-name="ce4">
            <text:p>0,5621</text:p>
          </table:table-cell>
          <table:table-cell table:style-name="ce3"/>
          <table:table-cell office:value-type="float" office:value="0.55387651092767465" table:formula="of:=AVERAGE([.B7:.D7])" table:style-name="ce4">
            <text:p>0,5539</text:p>
          </table:table-cell>
          <table:table-cell office:value-type="float" office:value="8.3615413005084637E-3" table:formula="of:=STDEV([.B7:.D7])" table:style-name="ce4">
            <text:p>0,0084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 table:style-name="ce3"/>
          <table:table-cell table:number-columns-repeated="6" table:style-name="ce5"/>
          <table:table-cell table:number-columns-repeated="16377"/>
        </table:table-row>
        <table:table-row table:number-rows-repeated="1048564" table:style-name="ro2">
          <table:table-cell table:number-columns-repeated="16384"/>
        </table:table-row>
      </table:table>
      <table:table table:name="N4" table:style-name="ta2">
        <table:table-column table:style-name="co5" table:number-columns-repeated="16384" table:default-cell-style-name="ce3"/>
        <table:table-row table:style-name="ro2">
          <table:table-cell office:value-type="string" table:style-name="ce2">
            <text:p>N4</text:p>
          </table:table-cell>
          <table:table-cell office:value-type="string" table:style-name="ce2">
            <text:p>#3</text:p>
          </table:table-cell>
          <table:table-cell office:value-type="string" table:style-name="ce2">
            <text:p>#4</text:p>
          </table:table-cell>
          <table:table-cell office:value-type="string" table:style-name="ce2">
            <text:p>#5</text:p>
          </table:table-cell>
          <table:table-cell table:style-name="ce2"/>
          <table:table-cell office:value-type="string" table:style-name="ce2">
            <text:p>avg</text:p>
          </table:table-cell>
          <table:table-cell office:value-type="string" table:style-name="ce2">
            <text:p>stdev</text:p>
          </table:table-cell>
          <table:table-cell table:number-columns-repeated="16377" table:style-name="ce2"/>
        </table:table-row>
        <table:table-row table:style-name="ro2">
          <table:table-cell office:value-type="float" office:value="85" table:style-name="ce3">
            <text:p>85</text:p>
          </table:table-cell>
          <table:table-cell office:value-type="float" office:value="0.66839355103434595" table:style-name="ce4">
            <text:p>0,6684</text:p>
          </table:table-cell>
          <table:table-cell office:value-type="float" office:value="0.66777453755932104" table:style-name="ce4">
            <text:p>0,6678</text:p>
          </table:table-cell>
          <table:table-cell office:value-type="float" office:value="0.67012194840183803" table:style-name="ce4">
            <text:p>0,6701</text:p>
          </table:table-cell>
          <table:table-cell table:style-name="ce3"/>
          <table:table-cell office:value-type="float" office:value="0.66876334566516826" table:formula="of:=AVERAGE([.B2:.D2])" table:style-name="ce4">
            <text:p>0,6688</text:p>
          </table:table-cell>
          <table:table-cell office:value-type="float" office:value="1.2166122914184241E-3" table:formula="of:=STDEV([.B2:.D2])" table:style-name="ce4">
            <text:p>0,0012</text:p>
          </table:table-cell>
          <table:table-cell table:number-columns-repeated="16377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0.65767538283421401" table:style-name="ce4">
            <text:p>0,6577</text:p>
          </table:table-cell>
          <table:table-cell office:value-type="float" office:value="0.65695719690327903" table:style-name="ce4">
            <text:p>0,6570</text:p>
          </table:table-cell>
          <table:table-cell office:value-type="float" office:value="0.65816928025177601" table:style-name="ce4">
            <text:p>0,6582</text:p>
          </table:table-cell>
          <table:table-cell table:style-name="ce3"/>
          <table:table-cell office:value-type="float" office:value="0.65760061999642305" table:formula="of:=AVERAGE([.B3:.D3])" table:style-name="ce4">
            <text:p>0,6576</text:p>
          </table:table-cell>
          <table:table-cell office:value-type="float" office:value="6.0949046125582376E-4" table:formula="of:=STDEV([.B3:.D3])" table:style-name="ce4">
            <text:p>0,0006</text:p>
          </table:table-cell>
          <table:table-cell table:number-columns-repeated="16377"/>
        </table:table-row>
        <table:table-row table:style-name="ro2">
          <table:table-cell office:value-type="float" office:value="140" table:style-name="ce3">
            <text:p>140</text:p>
          </table:table-cell>
          <table:table-cell office:value-type="float" office:value="0.64695779906150397" table:style-name="ce4">
            <text:p>0,6470</text:p>
          </table:table-cell>
          <table:table-cell office:value-type="float" office:value="0.644829826710281" table:style-name="ce4">
            <text:p>0,6448</text:p>
          </table:table-cell>
          <table:table-cell office:value-type="float" office:value="0.64723777037790098" table:style-name="ce4">
            <text:p>0,6472</text:p>
          </table:table-cell>
          <table:table-cell table:style-name="ce3"/>
          <table:table-cell office:value-type="float" office:value="0.64634179871656194" table:formula="of:=AVERAGE([.B4:.D4])" table:style-name="ce4">
            <text:p>0,6463</text:p>
          </table:table-cell>
          <table:table-cell office:value-type="float" office:value="1.3168676833054563E-3" table:formula="of:=STDEV([.B4:.D4])" table:style-name="ce4">
            <text:p>0,0013</text:p>
          </table:table-cell>
          <table:table-cell table:number-columns-repeated="16377"/>
        </table:table-row>
        <table:table-row table:style-name="ro2">
          <table:table-cell office:value-type="float" office:value="185" table:style-name="ce3">
            <text:p>185</text:p>
          </table:table-cell>
          <table:table-cell office:value-type="float" office:value="0.62113709292451202" table:style-name="ce4">
            <text:p>0,6211</text:p>
          </table:table-cell>
          <table:table-cell office:value-type="float" office:value="0.62126933396138295" table:style-name="ce4">
            <text:p>0,6213</text:p>
          </table:table-cell>
          <table:table-cell office:value-type="float" office:value="0.62132224708164796" table:style-name="ce4">
            <text:p>0,6213</text:p>
          </table:table-cell>
          <table:table-cell table:style-name="ce3"/>
          <table:table-cell office:value-type="float" office:value="0.62124289132251431" table:formula="of:=AVERAGE([.B5:.D5])" table:style-name="ce4">
            <text:p>0,6212</text:p>
          </table:table-cell>
          <table:table-cell office:value-type="float" office:value="9.5367317981228313E-5" table:formula="of:=STDEV([.B5:.D5])" table:style-name="ce4">
            <text:p>0,0001</text:p>
          </table:table-cell>
          <table:table-cell table:number-columns-repeated="16377"/>
        </table:table-row>
        <table:table-row table:style-name="ro2">
          <table:table-cell office:value-type="float" office:value="220" table:style-name="ce3">
            <text:p>220</text:p>
          </table:table-cell>
          <table:table-cell office:value-type="float" office:value="0.60223884432283403" table:style-name="ce4">
            <text:p>0,6022</text:p>
          </table:table-cell>
          <table:table-cell office:value-type="float" office:value="0.59984189558010503" table:style-name="ce4">
            <text:p>0,5998</text:p>
          </table:table-cell>
          <table:table-cell office:value-type="float" office:value="0.60160736625697597" table:style-name="ce4">
            <text:p>0,6016</text:p>
          </table:table-cell>
          <table:table-cell table:style-name="ce3"/>
          <table:table-cell office:value-type="float" office:value="0.60122936871997157" table:formula="of:=AVERAGE([.B6:.D6])" table:style-name="ce4">
            <text:p>0,6012</text:p>
          </table:table-cell>
          <table:table-cell office:value-type="float" office:value="1.2423777293172624E-3" table:formula="of:=STDEV([.B6:.D6])" table:style-name="ce4">
            <text:p>0,0012</text:p>
          </table:table-cell>
          <table:table-cell table:number-columns-repeated="16377"/>
        </table:table-row>
        <table:table-row table:style-name="ro2">
          <table:table-cell office:value-type="float" office:value="295" table:style-name="ce3">
            <text:p>295</text:p>
          </table:table-cell>
          <table:table-cell office:value-type="float" office:value="0.54796642684318797" table:style-name="ce4">
            <text:p>0,5480</text:p>
          </table:table-cell>
          <table:table-cell office:value-type="float" office:value="0.55042399767140404" table:style-name="ce4">
            <text:p>0,5504</text:p>
          </table:table-cell>
          <table:table-cell office:value-type="float" office:value="0.55513098274917805" table:style-name="ce4">
            <text:p>0,5551</text:p>
          </table:table-cell>
          <table:table-cell table:style-name="ce3"/>
          <table:table-cell office:value-type="float" office:value="0.5511738024212568" table:formula="of:=AVERAGE([.B7:.D7])" table:style-name="ce4">
            <text:p>0,5512</text:p>
          </table:table-cell>
          <table:table-cell office:value-type="float" office:value="3.6406552575999995E-3" table:formula="of:=STDEV([.B7:.D7])" table:style-name="ce4">
            <text:p>0,0036</text:p>
          </table:table-cell>
          <table:table-cell table:number-columns-repeated="16377"/>
        </table:table-row>
        <table:table-row table:style-name="ro2">
          <table:table-cell table:number-columns-repeated="3" table:style-name="ce3"/>
          <table:table-cell table:style-name="ce4"/>
          <table:table-cell table:number-columns-repeated="16380" table:style-name="ce3"/>
        </table:table-row>
        <table:table-row table:number-rows-repeated="2" table:style-name="ro3">
          <table:table-cell table:number-columns-repeated="16384"/>
        </table:table-row>
        <table:table-row table:number-rows-repeated="3" table:style-name="ro2">
          <table:table-cell table:style-name="ce3"/>
          <table:table-cell table:number-columns-repeated="6" table:style-name="ce5"/>
          <table:table-cell table:number-columns-repeated="16377"/>
        </table:table-row>
        <table:table-row table:number-rows-repeated="1048563" table:style-name="ro3">
          <table:table-cell table:number-columns-repeated="16384"/>
        </table:table-row>
      </table:table>
      <table:table table:name="P1" table:style-name="ta2">
        <table:table-column table:style-name="co5" table:number-columns-repeated="16384" table:default-cell-style-name="ce3"/>
        <table:table-row table:style-name="ro2">
          <table:table-cell office:value-type="string" table:style-name="ce2">
            <text:p>P1</text:p>
          </table:table-cell>
          <table:table-cell office:value-type="string" table:style-name="ce2">
            <text:p>#3</text:p>
          </table:table-cell>
          <table:table-cell office:value-type="string" table:style-name="ce2">
            <text:p>#4</text:p>
          </table:table-cell>
          <table:table-cell office:value-type="string" table:style-name="ce2">
            <text:p>#5</text:p>
          </table:table-cell>
          <table:table-cell table:style-name="ce2"/>
          <table:table-cell office:value-type="string" table:style-name="ce2">
            <text:p>avg</text:p>
          </table:table-cell>
          <table:table-cell office:value-type="string" table:style-name="ce2">
            <text:p>stdev</text:p>
          </table:table-cell>
          <table:table-cell table:number-columns-repeated="16377" table:style-name="ce2"/>
        </table:table-row>
        <table:table-row table:style-name="ro2">
          <table:table-cell office:value-type="float" office:value="85" table:style-name="ce3">
            <text:p>85</text:p>
          </table:table-cell>
          <table:table-cell office:value-type="float" office:value="-0.66861571015124599" table:style-name="ce4">
            <text:p>-0,6686</text:p>
          </table:table-cell>
          <table:table-cell office:value-type="float" office:value="-0.76974514413321204" table:style-name="ce4">
            <text:p>-0,7697</text:p>
          </table:table-cell>
          <table:table-cell office:value-type="float" office:value="-0.66464053691579605" table:style-name="ce4">
            <text:p>-0,6646</text:p>
          </table:table-cell>
          <table:table-cell table:style-name="ce3"/>
          <table:table-cell office:value-type="float" office:value="-0.70100046373341807" table:formula="of:=AVERAGE([.B2:.D2])" table:style-name="ce4">
            <text:p>-0,7010</text:p>
          </table:table-cell>
          <table:table-cell office:value-type="float" office:value="5.9567808529568445E-2" table:formula="of:=STDEV([.B2:.D2])" table:style-name="ce4">
            <text:p>0,0596</text:p>
          </table:table-cell>
          <table:table-cell table:number-columns-repeated="16377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-0.64842939607088301" table:style-name="ce4">
            <text:p>-0,6484</text:p>
          </table:table-cell>
          <table:table-cell office:value-type="float" office:value="-0.75806809684212495" table:style-name="ce4">
            <text:p>-0,7581</text:p>
          </table:table-cell>
          <table:table-cell office:value-type="float" office:value="-0.64469561645802698" table:style-name="ce4">
            <text:p>-0,6447</text:p>
          </table:table-cell>
          <table:table-cell table:style-name="ce3"/>
          <table:table-cell office:value-type="float" office:value="-0.68373103645701161" table:formula="of:=AVERAGE([.B3:.D3])" table:style-name="ce4">
            <text:p>-0,6837</text:p>
          </table:table-cell>
          <table:table-cell office:value-type="float" office:value="6.4404845994492768E-2" table:formula="of:=STDEV([.B3:.D3])" table:style-name="ce4">
            <text:p>0,0644</text:p>
          </table:table-cell>
          <table:table-cell table:number-columns-repeated="16377"/>
        </table:table-row>
        <table:table-row table:style-name="ro2">
          <table:table-cell office:value-type="float" office:value="140" table:style-name="ce3">
            <text:p>140</text:p>
          </table:table-cell>
          <table:table-cell office:value-type="float" office:value="-0.63039655774005898" table:style-name="ce4">
            <text:p>-0,6304</text:p>
          </table:table-cell>
          <table:table-cell office:value-type="float" office:value="-0.74964193729352302" table:style-name="ce4">
            <text:p>-0,7496</text:p>
          </table:table-cell>
          <table:table-cell office:value-type="float" office:value="-0.62730355012492001" table:style-name="ce4">
            <text:p>-0,6273</text:p>
          </table:table-cell>
          <table:table-cell table:style-name="ce3"/>
          <table:table-cell office:value-type="float" office:value="-0.66911401505283408" table:formula="of:=AVERAGE([.B4:.D4])" table:style-name="ce4">
            <text:p>-0,6691</text:p>
          </table:table-cell>
          <table:table-cell office:value-type="float" office:value="6.9756371532130809E-2" table:formula="of:=STDEV([.B4:.D4])" table:style-name="ce4">
            <text:p>0,0698</text:p>
          </table:table-cell>
          <table:table-cell table:number-columns-repeated="16377"/>
        </table:table-row>
        <table:table-row table:style-name="ro2">
          <table:table-cell office:value-type="float" office:value="185" table:style-name="ce3">
            <text:p>185</text:p>
          </table:table-cell>
          <table:table-cell office:value-type="float" office:value="-0.59454799967843797" table:style-name="ce4">
            <text:p>-0,5945</text:p>
          </table:table-cell>
          <table:table-cell office:value-type="float" office:value="-0.730800523876176" table:style-name="ce4">
            <text:p>-0,7308</text:p>
          </table:table-cell>
          <table:table-cell office:value-type="float" office:value="-0.58896710232670602" table:style-name="ce4">
            <text:p>-0,5890</text:p>
          </table:table-cell>
          <table:table-cell table:style-name="ce3"/>
          <table:table-cell office:value-type="float" office:value="-0.63810520862710662" table:formula="of:=AVERAGE([.B5:.D5])" table:style-name="ce4">
            <text:p>-0,6381</text:p>
          </table:table-cell>
          <table:table-cell office:value-type="float" office:value="8.0324981827921263E-2" table:formula="of:=STDEV([.B5:.D5])" table:style-name="ce4">
            <text:p>0,0803</text:p>
          </table:table-cell>
          <table:table-cell table:number-columns-repeated="16377"/>
        </table:table-row>
        <table:table-row table:style-name="ro2">
          <table:table-cell office:value-type="float" office:value="220" table:style-name="ce3">
            <text:p>220</text:p>
          </table:table-cell>
          <table:table-cell office:value-type="float" office:value="-0.58706203018506098" table:style-name="ce4">
            <text:p>-0,5871</text:p>
          </table:table-cell>
          <table:table-cell office:value-type="float" office:value="-0.715736226945342" table:style-name="ce4">
            <text:p>-0,7157</text:p>
          </table:table-cell>
          <table:table-cell office:value-type="float" office:value="-0.56506394612159505" table:style-name="ce4">
            <text:p>-0,5651</text:p>
          </table:table-cell>
          <table:table-cell table:style-name="ce3"/>
          <table:table-cell office:value-type="float" office:value="-0.62262073441733268" table:formula="of:=AVERAGE([.B6:.D6])" table:style-name="ce4">
            <text:p>-0,6226</text:p>
          </table:table-cell>
          <table:table-cell office:value-type="float" office:value="8.1387039122738425E-2" table:formula="of:=STDEV([.B6:.D6])" table:style-name="ce4">
            <text:p>0,0814</text:p>
          </table:table-cell>
          <table:table-cell table:number-columns-repeated="16377"/>
        </table:table-row>
        <table:table-row table:style-name="ro2">
          <table:table-cell office:value-type="float" office:value="295" table:style-name="ce3">
            <text:p>295</text:p>
          </table:table-cell>
          <table:table-cell office:value-type="float" office:value="-0.51927997028879003" table:style-name="ce4">
            <text:p>-0,5193</text:p>
          </table:table-cell>
          <table:table-cell office:value-type="float" office:value="-0.68722687042976605" table:style-name="ce4">
            <text:p>-0,6872</text:p>
          </table:table-cell>
          <table:table-cell office:value-type="float" office:value="-0.51052138131612901" table:style-name="ce4">
            <text:p>-0,5105</text:p>
          </table:table-cell>
          <table:table-cell table:style-name="ce3"/>
          <table:table-cell office:value-type="float" office:value="-0.57234274067822843" table:formula="of:=AVERAGE([.B7:.D7])" table:style-name="ce4">
            <text:p>-0,5723</text:p>
          </table:table-cell>
          <table:table-cell office:value-type="float" office:value="9.9588908377258728E-2" table:formula="of:=STDEV([.B7:.D7])" table:style-name="ce4">
            <text:p>0,0996</text:p>
          </table:table-cell>
          <table:table-cell table:number-columns-repeated="16377"/>
        </table:table-row>
        <table:table-row table:style-name="ro2">
          <table:table-cell table:number-columns-repeated="3" table:style-name="ce3"/>
          <table:table-cell table:style-name="ce4"/>
          <table:table-cell table:number-columns-repeated="16380" table:style-name="ce3"/>
        </table:table-row>
        <table:table-row table:style-name="ro3">
          <table:table-cell table:number-columns-repeated="16384"/>
        </table:table-row>
        <table:table-row table:number-rows-repeated="4" table:style-name="ro2">
          <table:table-cell table:style-name="ce3"/>
          <table:table-cell table:number-columns-repeated="6" table:style-name="ce5"/>
          <table:table-cell table:number-columns-repeated="16377"/>
        </table:table-row>
        <table:table-row table:number-rows-repeated="1048563" table:style-name="ro3">
          <table:table-cell table:number-columns-repeated="16384"/>
        </table:table-row>
      </table:table>
      <table:table table:name="P2" table:style-name="ta2">
        <table:table-column table:style-name="co5" table:number-columns-repeated="16384" table:default-cell-style-name="ce3"/>
        <table:table-row table:style-name="ro2">
          <table:table-cell office:value-type="string" table:style-name="ce2">
            <text:p>P2</text:p>
          </table:table-cell>
          <table:table-cell office:value-type="string" table:style-name="ce2">
            <text:p>#3</text:p>
          </table:table-cell>
          <table:table-cell office:value-type="string" table:style-name="ce2">
            <text:p>#4</text:p>
          </table:table-cell>
          <table:table-cell office:value-type="string" table:style-name="ce2">
            <text:p>#5</text:p>
          </table:table-cell>
          <table:table-cell table:style-name="ce2"/>
          <table:table-cell office:value-type="string" table:style-name="ce2">
            <text:p>avg</text:p>
          </table:table-cell>
          <table:table-cell office:value-type="string" table:style-name="ce2">
            <text:p>stdev</text:p>
          </table:table-cell>
          <table:table-cell table:number-columns-repeated="16377" table:style-name="ce2"/>
        </table:table-row>
        <table:table-row table:style-name="ro2">
          <table:table-cell office:value-type="float" office:value="85" table:style-name="ce3">
            <text:p>85</text:p>
          </table:table-cell>
          <table:table-cell office:value-type="float" office:value="-0.68766340023898997" table:style-name="ce4">
            <text:p>-0,6877</text:p>
          </table:table-cell>
          <table:table-cell office:value-type="float" office:value="-0.69315601221029399" table:style-name="ce4">
            <text:p>-0,6932</text:p>
          </table:table-cell>
          <table:table-cell office:value-type="float" office:value="-0.69603720209782505" table:style-name="ce4">
            <text:p>-0,6960</text:p>
          </table:table-cell>
          <table:table-cell table:style-name="ce3"/>
          <table:table-cell office:value-type="float" office:value="-0.69228553818236971" table:formula="of:=AVERAGE([.B2:.D2])" table:style-name="ce4">
            <text:p>-0,6923</text:p>
          </table:table-cell>
          <table:table-cell office:value-type="float" office:value="4.2542253310944309E-3" table:formula="of:=STDEV([.B2:.D2])" table:style-name="ce4">
            <text:p>0,0043</text:p>
          </table:table-cell>
          <table:table-cell table:number-columns-repeated="16377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-0.66515020482285203" table:style-name="ce4">
            <text:p>-0,6652</text:p>
          </table:table-cell>
          <table:table-cell office:value-type="float" office:value="-0.67106916557081298" table:style-name="ce4">
            <text:p>-0,6711</text:p>
          </table:table-cell>
          <table:table-cell office:value-type="float" office:value="-0.67585037330780495" table:style-name="ce4">
            <text:p>-0,6759</text:p>
          </table:table-cell>
          <table:table-cell table:style-name="ce3"/>
          <table:table-cell office:value-type="float" office:value="-0.67068991456715654" table:formula="of:=AVERAGE([.B3:.D3])" table:style-name="ce4">
            <text:p>-0,6707</text:p>
          </table:table-cell>
          <table:table-cell office:value-type="float" office:value="5.3601562378745703E-3" table:formula="of:=STDEV([.B3:.D3])" table:style-name="ce4">
            <text:p>0,0054</text:p>
          </table:table-cell>
          <table:table-cell table:number-columns-repeated="16377"/>
        </table:table-row>
        <table:table-row table:style-name="ro2">
          <table:table-cell office:value-type="float" office:value="140" table:style-name="ce3">
            <text:p>140</text:p>
          </table:table-cell>
          <table:table-cell office:value-type="float" office:value="-0.64562497162321797" table:style-name="ce4">
            <text:p>-0,6456</text:p>
          </table:table-cell>
          <table:table-cell office:value-type="float" office:value="-0.65558941001250104" table:style-name="ce4">
            <text:p>-0,6556</text:p>
          </table:table-cell>
          <table:table-cell office:value-type="float" office:value="-0.65837802989900196" table:style-name="ce4">
            <text:p>-0,6584</text:p>
          </table:table-cell>
          <table:table-cell table:style-name="ce3"/>
          <table:table-cell office:value-type="float" office:value="-0.65319747051157362" table:formula="of:=AVERAGE([.B4:.D4])" table:style-name="ce4">
            <text:p>-0,6532</text:p>
          </table:table-cell>
          <table:table-cell office:value-type="float" office:value="6.7045622361536911E-3" table:formula="of:=STDEV([.B4:.D4])" table:style-name="ce4">
            <text:p>0,0067</text:p>
          </table:table-cell>
          <table:table-cell table:number-columns-repeated="16377"/>
        </table:table-row>
        <table:table-row table:style-name="ro2">
          <table:table-cell office:value-type="float" office:value="185" table:style-name="ce3">
            <text:p>185</text:p>
          </table:table-cell>
          <table:table-cell office:value-type="float" office:value="-0.60732933916491805" table:style-name="ce4">
            <text:p>-0,6073</text:p>
          </table:table-cell>
          <table:table-cell office:value-type="float" office:value="-0.617705716104758" table:style-name="ce4">
            <text:p>-0,6177</text:p>
          </table:table-cell>
          <table:table-cell office:value-type="float" office:value="-0.61798009201473802" table:style-name="ce4">
            <text:p>-0,6180</text:p>
          </table:table-cell>
          <table:table-cell table:style-name="ce3"/>
          <table:table-cell office:value-type="float" office:value="-0.61433838242813799" table:formula="of:=AVERAGE([.B5:.D5])" table:style-name="ce4">
            <text:p>-0,6143</text:p>
          </table:table-cell>
          <table:table-cell office:value-type="float" office:value="6.0715596130040041E-3" table:formula="of:=STDEV([.B5:.D5])" table:style-name="ce4">
            <text:p>0,0061</text:p>
          </table:table-cell>
          <table:table-cell table:number-columns-repeated="16377"/>
        </table:table-row>
        <table:table-row table:style-name="ro2">
          <table:table-cell office:value-type="float" office:value="220" table:style-name="ce3">
            <text:p>220</text:p>
          </table:table-cell>
          <table:table-cell office:value-type="float" office:value="-0.58060358708599102" table:style-name="ce4">
            <text:p>-0,5806</text:p>
          </table:table-cell>
          <table:table-cell office:value-type="float" office:value="-0.59049569358273402" table:style-name="ce4">
            <text:p>-0,5905</text:p>
          </table:table-cell>
          <table:table-cell office:value-type="float" office:value="-0.59156252621111405" table:style-name="ce4">
            <text:p>-0,5916</text:p>
          </table:table-cell>
          <table:table-cell table:style-name="ce3"/>
          <table:table-cell office:value-type="float" office:value="-0.58755393562661296" table:formula="of:=AVERAGE([.B6:.D6])" table:style-name="ce4">
            <text:p>-0,5876</text:p>
          </table:table-cell>
          <table:table-cell office:value-type="float" office:value="6.0427677095300373E-3" table:formula="of:=STDEV([.B6:.D6])" table:style-name="ce4">
            <text:p>0,0060</text:p>
          </table:table-cell>
          <table:table-cell table:number-columns-repeated="16377"/>
        </table:table-row>
        <table:table-row table:style-name="ro2">
          <table:table-cell office:value-type="float" office:value="295" table:style-name="ce3">
            <text:p>295</text:p>
          </table:table-cell>
          <table:table-cell office:value-type="float" office:value="-0.51967995732945005" table:style-name="ce4">
            <text:p>-0,5197</text:p>
          </table:table-cell>
          <table:table-cell office:value-type="float" office:value="-0.53171401357964398" table:style-name="ce4">
            <text:p>-0,5317</text:p>
          </table:table-cell>
          <table:table-cell office:value-type="float" office:value="-0.53140944851525296" table:style-name="ce4">
            <text:p>-0,5314</text:p>
          </table:table-cell>
          <table:table-cell table:style-name="ce3"/>
          <table:table-cell office:value-type="float" office:value="-0.52760113980811563" table:formula="of:=AVERAGE([.B7:.D7])" table:style-name="ce4">
            <text:p>-0,5276</text:p>
          </table:table-cell>
          <table:table-cell office:value-type="float" office:value="6.8616352908655266E-3" table:formula="of:=STDEV([.B7:.D7])" table:style-name="ce4">
            <text:p>0,0069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3" table:style-name="ce4"/>
          <table:table-cell table:number-columns-repeated="16380" table:style-name="ce3"/>
        </table:table-row>
        <table:table-row table:style-name="ro3">
          <table:table-cell table:number-columns-repeated="16384"/>
        </table:table-row>
        <table:table-row table:number-rows-repeated="4" table:style-name="ro2">
          <table:table-cell table:style-name="ce3"/>
          <table:table-cell table:number-columns-repeated="6" table:style-name="ce5"/>
          <table:table-cell table:number-columns-repeated="16377"/>
        </table:table-row>
        <table:table-row table:number-rows-repeated="1048563" table:style-name="ro3">
          <table:table-cell table:number-columns-repeated="16384"/>
        </table:table-row>
      </table:table>
      <table:table table:name="P3" table:style-name="ta2">
        <table:table-column table:style-name="co5" table:number-columns-repeated="16383" table:default-cell-style-name="ce3"/>
        <table:table-column table:style-name="co4" table:default-cell-style-name="ce1"/>
        <table:table-row table:style-name="ro2">
          <table:table-cell office:value-type="string" table:style-name="ce2">
            <text:p>P3</text:p>
          </table:table-cell>
          <table:table-cell office:value-type="string" table:style-name="ce2">
            <text:p>#4</text:p>
          </table:table-cell>
          <table:table-cell office:value-type="string" table:style-name="ce2">
            <text:p>#5</text:p>
          </table:table-cell>
          <table:table-cell table:style-name="ce2"/>
          <table:table-cell office:value-type="string" table:style-name="ce2">
            <text:p>avg</text:p>
          </table:table-cell>
          <table:table-cell office:value-type="string" table:style-name="ce2">
            <text:p>stdev</text:p>
          </table:table-cell>
          <table:table-cell table:number-columns-repeated="16377" table:style-name="ce2"/>
          <table:table-cell table:style-name="ce1"/>
        </table:table-row>
        <table:table-row table:style-name="ro2">
          <table:table-cell office:value-type="float" office:value="85" table:style-name="ce3">
            <text:p>85</text:p>
          </table:table-cell>
          <table:table-cell office:value-type="float" office:value="-0.62335939216379299" table:style-name="ce4">
            <text:p>-0,6234</text:p>
          </table:table-cell>
          <table:table-cell office:value-type="float" office:value="-0.62501460411241405" table:style-name="ce4">
            <text:p>-0,6250</text:p>
          </table:table-cell>
          <table:table-cell table:style-name="ce3"/>
          <table:table-cell office:value-type="float" office:value="-0.62418699813810352" table:formula="of:=AVERAGE([.B2:.C2])" table:style-name="ce4">
            <text:p>-0,6242</text:p>
          </table:table-cell>
          <table:table-cell office:value-type="float" office:value="1.1704115931709511E-3" table:formula="of:=STDEV([.B2:.C2])" table:style-name="ce4">
            <text:p>0,0012</text:p>
          </table:table-cell>
          <table:table-cell table:number-columns-repeated="16377" table:style-name="ce3"/>
          <table:table-cell table:style-name="ce1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-0.60207476177153996" table:style-name="ce4">
            <text:p>-0,6021</text:p>
          </table:table-cell>
          <table:table-cell office:value-type="float" office:value="-0.604842446046986" table:style-name="ce4">
            <text:p>-0,6048</text:p>
          </table:table-cell>
          <table:table-cell table:style-name="ce3"/>
          <table:table-cell office:value-type="float" office:value="-0.60345860390926298" table:formula="of:=AVERAGE([.B3:.C3])" table:style-name="ce4">
            <text:p>-0,6035</text:p>
          </table:table-cell>
          <table:table-cell office:value-type="float" office:value="1.9570483193512766E-3" table:formula="of:=STDEV([.B3:.C3])" table:style-name="ce4">
            <text:p>0,0020</text:p>
          </table:table-cell>
          <table:table-cell table:number-columns-repeated="16377" table:style-name="ce3"/>
          <table:table-cell table:style-name="ce1"/>
        </table:table-row>
        <table:table-row table:style-name="ro2">
          <table:table-cell office:value-type="float" office:value="140" table:style-name="ce3">
            <text:p>140</text:p>
          </table:table-cell>
          <table:table-cell office:value-type="float" office:value="-0.588089224235254" table:style-name="ce4">
            <text:p>-0,5881</text:p>
          </table:table-cell>
          <table:table-cell office:value-type="float" office:value="-0.586424444986414" table:style-name="ce4">
            <text:p>-0,5864</text:p>
          </table:table-cell>
          <table:table-cell table:style-name="ce3"/>
          <table:table-cell office:value-type="float" office:value="-0.587256834610834" table:formula="of:=AVERAGE([.B4:.C4])" table:style-name="ce4">
            <text:p>-0,5873</text:p>
          </table:table-cell>
          <table:table-cell office:value-type="float" office:value="1.1771766960334174E-3" table:formula="of:=STDEV([.B4:.C4])" table:style-name="ce4">
            <text:p>0,0012</text:p>
          </table:table-cell>
          <table:table-cell table:number-columns-repeated="16377" table:style-name="ce3"/>
          <table:table-cell table:style-name="ce1"/>
        </table:table-row>
        <table:table-row table:style-name="ro2">
          <table:table-cell office:value-type="float" office:value="185" table:style-name="ce3">
            <text:p>185</text:p>
          </table:table-cell>
          <table:table-cell office:value-type="float" office:value="-0.55216018318040305" table:style-name="ce4">
            <text:p>-0,5522</text:p>
          </table:table-cell>
          <table:table-cell office:value-type="float" office:value="-0.55433821886900603" table:style-name="ce4">
            <text:p>-0,5543</text:p>
          </table:table-cell>
          <table:table-cell table:style-name="ce3"/>
          <table:table-cell office:value-type="float" office:value="-0.55324920102470454" table:formula="of:=AVERAGE([.B5:.C5])" table:style-name="ce4">
            <text:p>-0,5532</text:p>
          </table:table-cell>
          <table:table-cell office:value-type="float" office:value="1.5401038050774751E-3" table:formula="of:=STDEV([.B5:.C5])" table:style-name="ce4">
            <text:p>0,0015</text:p>
          </table:table-cell>
          <table:table-cell table:number-columns-repeated="16377" table:style-name="ce3"/>
          <table:table-cell table:style-name="ce1"/>
        </table:table-row>
        <table:table-row table:style-name="ro2">
          <table:table-cell office:value-type="float" office:value="220" table:style-name="ce3">
            <text:p>220</text:p>
          </table:table-cell>
          <table:table-cell office:value-type="float" office:value="-0.52582922534645804" table:style-name="ce4">
            <text:p>-0,5258</text:p>
          </table:table-cell>
          <table:table-cell office:value-type="float" office:value="-0.52688867291279495" table:style-name="ce4">
            <text:p>-0,5269</text:p>
          </table:table-cell>
          <table:table-cell table:style-name="ce3"/>
          <table:table-cell office:value-type="float" office:value="-0.52635894912962655" table:formula="of:=AVERAGE([.B6:.C6])" table:style-name="ce4">
            <text:p>-0,5264</text:p>
          </table:table-cell>
          <table:table-cell office:value-type="float" office:value="7.4914255846841578E-4" table:formula="of:=STDEV([.B6:.C6])" table:style-name="ce4">
            <text:p>0,0007</text:p>
          </table:table-cell>
          <table:table-cell table:number-columns-repeated="16377" table:style-name="ce3"/>
          <table:table-cell table:style-name="ce1"/>
        </table:table-row>
        <table:table-row table:style-name="ro2">
          <table:table-cell office:value-type="float" office:value="295" table:style-name="ce3">
            <text:p>295</text:p>
          </table:table-cell>
          <table:table-cell office:value-type="float" office:value="-0.46952853018531598" table:style-name="ce4">
            <text:p>-0,4695</text:p>
          </table:table-cell>
          <table:table-cell office:value-type="float" office:value="-0.46933033193553098" table:style-name="ce4">
            <text:p>-0,4693</text:p>
          </table:table-cell>
          <table:table-cell table:style-name="ce3"/>
          <table:table-cell office:value-type="float" office:value="-0.46942943106042345" table:formula="of:=AVERAGE([.B7:.C7])" table:style-name="ce4">
            <text:p>-0,4694</text:p>
          </table:table-cell>
          <table:table-cell office:value-type="float" office:value="1.4014732644228488E-4" table:formula="of:=STDEV([.B7:.C7])" table:style-name="ce4">
            <text:p>0,0001</text:p>
          </table:table-cell>
          <table:table-cell table:number-columns-repeated="16377" table:style-name="ce3"/>
          <table:table-cell table:style-name="ce1"/>
        </table:table-row>
        <table:table-row table:style-name="ro2">
          <table:table-cell table:number-columns-repeated="2" table:style-name="ce3"/>
          <table:table-cell table:style-name="ce4"/>
          <table:table-cell table:number-columns-repeated="16380" table:style-name="ce3"/>
          <table:table-cell table:style-name="ce1"/>
        </table:table-row>
        <table:table-row table:style-name="ro3">
          <table:table-cell table:number-columns-repeated="16384"/>
        </table:table-row>
        <table:table-row table:number-rows-repeated="2" table:style-name="ro2">
          <table:table-cell table:style-name="ce3"/>
          <table:table-cell table:number-columns-repeated="6" table:style-name="ce5"/>
          <table:table-cell table:number-columns-repeated="16376"/>
          <table:table-cell table:style-name="ce1"/>
        </table:table-row>
        <table:table-row table:number-rows-repeated="2" table:style-name="ro2">
          <table:table-cell table:style-name="ce3"/>
          <table:table-cell table:number-columns-repeated="5" table:style-name="ce5"/>
          <table:table-cell table:number-columns-repeated="16377" table:style-name="ce3"/>
          <table:table-cell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P4" table:style-name="ta2">
        <table:table-column table:style-name="co5" table:number-columns-repeated="16384" table:default-cell-style-name="ce3"/>
        <table:table-row table:style-name="ro2">
          <table:table-cell office:value-type="string" table:style-name="ce2">
            <text:p>P4</text:p>
          </table:table-cell>
          <table:table-cell office:value-type="string" table:style-name="ce2">
            <text:p>#3</text:p>
          </table:table-cell>
          <table:table-cell office:value-type="string" table:style-name="ce2">
            <text:p>#4</text:p>
          </table:table-cell>
          <table:table-cell office:value-type="string" table:style-name="ce2">
            <text:p>#5</text:p>
          </table:table-cell>
          <table:table-cell table:style-name="ce2"/>
          <table:table-cell office:value-type="string" table:style-name="ce2">
            <text:p>avg</text:p>
          </table:table-cell>
          <table:table-cell office:value-type="string" table:style-name="ce2">
            <text:p>stdev</text:p>
          </table:table-cell>
          <table:table-cell table:number-columns-repeated="16377" table:style-name="ce2"/>
        </table:table-row>
        <table:table-row table:style-name="ro2">
          <table:table-cell office:value-type="float" office:value="85" table:style-name="ce3">
            <text:p>85</text:p>
          </table:table-cell>
          <table:table-cell table:style-name="ce4"/>
          <table:table-cell office:value-type="float" office:value="-0.66804429415525701" table:style-name="ce4">
            <text:p>-0,6680</text:p>
          </table:table-cell>
          <table:table-cell office:value-type="float" office:value="-0.67059999999999997" table:style-name="ce4">
            <text:p>-0,6706</text:p>
          </table:table-cell>
          <table:table-cell table:style-name="ce3"/>
          <table:table-cell office:value-type="float" office:value="-0.66932214707762849" table:formula="of:=AVERAGE([.B2:.D2])" table:style-name="ce4">
            <text:p>-0,6693</text:p>
          </table:table-cell>
          <table:table-cell office:value-type="float" office:value="1.8071569335358418E-3" table:formula="of:=STDEV([.B2:.D2])" table:style-name="ce4">
            <text:p>0,0018</text:p>
          </table:table-cell>
          <table:table-cell table:number-columns-repeated="16377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-0.64090678223054898" table:style-name="ce4">
            <text:p>-0,6409</text:p>
          </table:table-cell>
          <table:table-cell office:value-type="float" office:value="-0.63861640512604301" table:style-name="ce4">
            <text:p>-0,6386</text:p>
          </table:table-cell>
          <table:table-cell office:value-type="float" office:value="-0.64049999999999996" table:style-name="ce4">
            <text:p>-0,6405</text:p>
          </table:table-cell>
          <table:table-cell table:style-name="ce3"/>
          <table:table-cell office:value-type="float" office:value="-0.64000772911886405" table:formula="of:=AVERAGE([.B3:.D3])" table:style-name="ce4">
            <text:p>-0,6400</text:p>
          </table:table-cell>
          <table:table-cell office:value-type="float" office:value="1.2219675877543073E-3" table:formula="of:=STDEV([.B3:.D3])" table:style-name="ce4">
            <text:p>0,0012</text:p>
          </table:table-cell>
          <table:table-cell table:number-columns-repeated="16377"/>
        </table:table-row>
        <table:table-row table:style-name="ro2">
          <table:table-cell office:value-type="float" office:value="140" table:style-name="ce3">
            <text:p>140</text:p>
          </table:table-cell>
          <table:table-cell office:value-type="float" office:value="-0.61538596049376404" table:style-name="ce4">
            <text:p>-0,6154</text:p>
          </table:table-cell>
          <table:table-cell office:value-type="float" office:value="-0.61878273583380705" table:style-name="ce4">
            <text:p>-0,6188</text:p>
          </table:table-cell>
          <table:table-cell office:value-type="float" office:value="-0.61890000000000001" table:style-name="ce4">
            <text:p>-0,6189</text:p>
          </table:table-cell>
          <table:table-cell table:style-name="ce3"/>
          <table:table-cell office:value-type="float" office:value="-0.61768956544252374" table:formula="of:=AVERAGE([.B4:.D4])" table:style-name="ce4">
            <text:p>-0,6177</text:p>
          </table:table-cell>
          <table:table-cell office:value-type="float" office:value="1.9958418126521768E-3" table:formula="of:=STDEV([.B4:.D4])" table:style-name="ce4">
            <text:p>0,0020</text:p>
          </table:table-cell>
          <table:table-cell table:number-columns-repeated="16377"/>
        </table:table-row>
        <table:table-row table:style-name="ro2">
          <table:table-cell office:value-type="float" office:value="185" table:style-name="ce3">
            <text:p>185</text:p>
          </table:table-cell>
          <table:table-cell office:value-type="float" office:value="-0.57489955912775603" table:style-name="ce4">
            <text:p>-0,5749</text:p>
          </table:table-cell>
          <table:table-cell office:value-type="float" office:value="-0.57488005565031297" table:style-name="ce4">
            <text:p>-0,5749</text:p>
          </table:table-cell>
          <table:table-cell office:value-type="float" office:value="-0.57889999999999997" table:style-name="ce4">
            <text:p>-0,5789</text:p>
          </table:table-cell>
          <table:table-cell table:style-name="ce3"/>
          <table:table-cell office:value-type="float" office:value="-0.57622653825935632" table:formula="of:=AVERAGE([.B5:.D5])" table:style-name="ce4">
            <text:p>-0,5762</text:p>
          </table:table-cell>
          <table:table-cell office:value-type="float" office:value="2.3153063199978759E-3" table:formula="of:=STDEV([.B5:.D5])" table:style-name="ce4">
            <text:p>0,0023</text:p>
          </table:table-cell>
          <table:table-cell table:number-columns-repeated="16377"/>
        </table:table-row>
        <table:table-row table:style-name="ro2">
          <table:table-cell office:value-type="float" office:value="220" table:style-name="ce3">
            <text:p>220</text:p>
          </table:table-cell>
          <table:table-cell office:value-type="float" office:value="-0.54665407332637705" table:style-name="ce4">
            <text:p>-0,5467</text:p>
          </table:table-cell>
          <table:table-cell office:value-type="float" office:value="-0.54643932195586398" table:style-name="ce4">
            <text:p>-0,5464</text:p>
          </table:table-cell>
          <table:table-cell office:value-type="float" office:value="-0.5484" table:style-name="ce4">
            <text:p>-0,5484</text:p>
          </table:table-cell>
          <table:table-cell table:style-name="ce3"/>
          <table:table-cell office:value-type="float" office:value="-0.54716446509408034" table:formula="of:=AVERAGE([.B6:.D6])" table:style-name="ce4">
            <text:p>-0,5472</text:p>
          </table:table-cell>
          <table:table-cell office:value-type="float" office:value="1.075378731235526E-3" table:formula="of:=STDEV([.B6:.D6])" table:style-name="ce4">
            <text:p>0,0011</text:p>
          </table:table-cell>
          <table:table-cell table:number-columns-repeated="16377"/>
        </table:table-row>
        <table:table-row table:style-name="ro2">
          <table:table-cell office:value-type="float" office:value="295" table:style-name="ce3">
            <text:p>295</text:p>
          </table:table-cell>
          <table:table-cell office:value-type="float" office:value="-0.47968188475016599" table:style-name="ce4">
            <text:p>-0,4797</text:p>
          </table:table-cell>
          <table:table-cell office:value-type="float" office:value="-0.48541739097270498" table:style-name="ce4">
            <text:p>-0,4854</text:p>
          </table:table-cell>
          <table:table-cell office:value-type="float" office:value="-0.4859" table:style-name="ce4">
            <text:p>-0,4859</text:p>
          </table:table-cell>
          <table:table-cell table:style-name="ce3"/>
          <table:table-cell office:value-type="float" office:value="-0.48366642524095699" table:formula="of:=AVERAGE([.B7:.D7])" table:style-name="ce4">
            <text:p>-0,4837</text:p>
          </table:table-cell>
          <table:table-cell office:value-type="float" office:value="3.4591400752746917E-3" table:formula="of:=STDEV([.B7:.D7])" table:style-name="ce4">
            <text:p>0,0035</text:p>
          </table:table-cell>
          <table:table-cell table:number-columns-repeated="16377"/>
        </table:table-row>
        <table:table-row table:style-name="ro2">
          <table:table-cell table:number-columns-repeated="3" table:style-name="ce3"/>
          <table:table-cell table:style-name="ce4"/>
          <table:table-cell table:number-columns-repeated="16380" table:style-name="ce3"/>
        </table:table-row>
        <table:table-row table:style-name="ro3">
          <table:table-cell table:number-columns-repeated="16384"/>
        </table:table-row>
        <table:table-row table:style-name="ro2">
          <table:table-cell table:style-name="ce3"/>
          <table:table-cell table:number-columns-repeated="5" table:style-name="ce5"/>
          <table:table-cell table:number-columns-repeated="16378" table:style-name="ce3"/>
        </table:table-row>
        <table:table-row table:number-rows-repeated="3" table:style-name="ro2">
          <table:table-cell table:style-name="ce3"/>
          <table:table-cell table:number-columns-repeated="6" table:style-name="ce5"/>
          <table:table-cell table:number-columns-repeated="16377"/>
        </table:table-row>
        <table:table-row table:number-rows-repeated="1048563" table:style-name="ro3">
          <table:table-cell table:number-columns-repeated="16384"/>
        </table:table-row>
      </table:table>
      <table:database-ranges>
        <table:database-range table:target-range-address="ALL.D2:ALL.D7" table:name="__Anonymous_Sheet_DB__010" table:contains-header="false">
          <table:sort>
            <table:sort-by table:field-number="0" table:order="descending"/>
          </table:sort>
        </table:database-range>
        <table:database-range table:target-range-address="N1.C2:N1.C7" table:name="__Anonymous_Sheet_DB__0" table:contains-header="false">
          <table:sort>
            <table:sort-by table:field-number="0" table:order="descending"/>
          </table:sort>
        </table:database-range>
        <table:database-range table:target-range-address="N2.A2:N2.XFD7" table:name="__Anonymous_Sheet_DB__1" table:contains-header="false">
          <table:sort>
            <table:sort-by table:field-number="0"/>
          </table:sort>
        </table:database-range>
        <table:database-range table:target-range-address="N3.A2:N3.XFD7" table:name="__Anonymous_Sheet_DB__2" table:contains-header="false">
          <table:sort>
            <table:sort-by table:field-number="0"/>
          </table:sort>
        </table:database-range>
        <table:database-range table:target-range-address="N4.A2:N4.XFD7" table:name="__Anonymous_Sheet_DB__3" table:contains-header="false">
          <table:sort>
            <table:sort-by table:field-number="0"/>
          </table:sort>
        </table:database-range>
        <table:database-range table:target-range-address="P1.A2:P1.XFD7" table:name="__Anonymous_Sheet_DB__4" table:contains-header="false">
          <table:sort>
            <table:sort-by table:field-number="0"/>
          </table:sort>
        </table:database-range>
        <table:database-range table:target-range-address="P2.A2:P2.XFD7" table:name="__Anonymous_Sheet_DB__5" table:contains-header="false">
          <table:sort>
            <table:sort-by table:field-number="0"/>
          </table:sort>
        </table:database-range>
        <table:database-range table:target-range-address="P3.A2:P3.XFD7" table:name="__Anonymous_Sheet_DB__6" table:contains-header="false">
          <table:sort>
            <table:sort-by table:field-number="0"/>
          </table:sort>
        </table:database-range>
        <table:database-range table:target-range-address="P4.A2:P4.XFD7" table:name="__Anonymous_Sheet_DB__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roid Sans Mono" svg:font-family="&quot;Droid Sans Mono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4" number:min-decimal-places="4"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dc:creator>Alberto Stabile</dc:creator>
    <meta:creation-date>2025-08-12T13:14:15Z</meta:creation-date>
    <dc:date>2025-08-14T08:39:41Z</dc:date>
    <meta:editing-cycles>9</meta:editing-cycles>
    <meta:editing-duration>PT2866S</meta:editing-duration>
  </office:meta>
</office:document-meta>
</file>